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inherit" svg:font-family="inherit"/>
    <style:font-face style:name="nyt-cheltenham" svg:font-family="nyt-cheltenham, georgia, 'times new roman', times, serif"/>
    <style:font-face style:name="nyt-franklin1" svg:font-family="nyt-franklin"/>
    <style:font-face style:name="nyt-franklin" svg:font-family="nyt-franklin, helvetica, arial, sans-serif"/>
    <style:font-face style:name="nyt-imperial" svg:font-family="nyt-imperial, georg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margin-top="0in" fo:margin-bottom="0.1965in" loext:contextual-spacing="false" style:line-height-at-least="0.198in" fo:orphans="2" fo:widows="2" fo:text-indent="0in" style:auto-text-indent="false"/>
    </style:style>
    <style:style style:name="P2" style:family="paragraph" style:parent-style-name="Text_20_body">
      <style:paragraph-properties style:line-height-at-least="0.1146in"/>
    </style:style>
    <style:style style:name="P3" style:family="paragraph" style:parent-style-name="Text_20_body">
      <style:paragraph-properties fo:margin-left="0.2083in" fo:margin-right="0.3126in" fo:text-indent="0in" style:auto-text-indent="false"/>
    </style:style>
    <style:style style:name="P4" style:family="paragraph" style:parent-style-name="Text_20_body">
      <style:paragraph-properties fo:margin-left="0in" fo:margin-right="0in" fo:margin-top="0in" fo:margin-bottom="0in" loext:contextual-spacing="false" style:line-height-at-least="0.1146in" fo:orphans="2" fo:widows="2" fo:text-indent="0in" style:auto-text-indent="false"/>
    </style:style>
    <style:style style:name="P5" style:family="paragraph" style:parent-style-name="Text_20_body">
      <style:paragraph-properties fo:margin-left="0in" fo:margin-right="0in" fo:margin-top="0in" fo:margin-bottom="0in" loext:contextual-spacing="false" fo:orphans="2" fo:widows="2" fo:text-indent="0in" style:auto-text-indent="false"/>
    </style:style>
    <style:style style:name="P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Times New Roman" fo:font-size="12pt" fo:letter-spacing="normal" fo:font-style="normal" fo:font-weight="normal" style:font-name-asian="Times New Roman" style:font-size-asian="12pt" style:font-style-asian="normal" style:font-weight-asian="normal" style:font-name-complex="Times New Roman" style:font-size-complex="12pt" style:font-style-complex="normal" style:font-weight-complex="normal" loext:padding="0in" loext:border="none"/>
    </style:style>
    <style:style style:name="P7"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333333" style:font-name="Times New Roman" fo:font-size="12pt" fo:letter-spacing="normal" fo:font-style="normal" fo:font-weight="normal" style:font-name-asian="Times New Roman" style:font-size-asian="12pt" style:font-style-asian="normal" style:font-weight-asian="normal" style:font-name-complex="Times New Roman" style:font-size-complex="12pt" style:font-style-complex="normal" style:font-weight-complex="normal" loext:padding="0in" loext:border="none"/>
    </style:style>
    <style:style style:name="P8" style:family="paragraph" style:parent-style-name="Text_20_body">
      <style:paragraph-properties fo:margin-left="0in" fo:margin-right="0in" fo:margin-top="0in" fo:margin-bottom="0in" loext:contextual-spacing="false" fo:orphans="2" fo:widows="2" fo:text-indent="0in" style:auto-text-indent="false"/>
      <style:text-properties loext:padding="0in" loext:border="none"/>
    </style:style>
    <style:style style:name="P9"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style>
    <style:style style:name="P10" style:family="paragraph" style:parent-style-name="Text_20_body" style:list-style-name="L3">
      <style:paragraph-properties fo:margin-left="0in" fo:margin-right="0in" fo:margin-top="0in" fo:margin-bottom="0in" loext:contextual-spacing="false" style:line-height-at-least="0.1665in" fo:orphans="2" fo:widows="2" fo:text-indent="0in" style:auto-text-indent="false" fo:padding="0in" fo:border="none"/>
    </style:style>
    <style:style style:name="P11" style:family="paragraph" style:parent-style-name="Text_20_body" style:list-style-name="L4">
      <style:paragraph-properties fo:margin-left="0in" fo:margin-right="0in" fo:margin-top="0in" fo:margin-bottom="0in" loext:contextual-spacing="false" style:line-height-at-least="0.1665in" fo:orphans="2" fo:widows="2" fo:text-indent="0in" style:auto-text-indent="false" fo:padding="0in" fo:border="none"/>
    </style:style>
    <style:style style:name="P12" style:family="paragraph" style:parent-style-name="Text_20_body" style:list-style-name="L5">
      <style:paragraph-properties fo:margin-left="0in" fo:margin-right="0in" fo:margin-top="0in" fo:margin-bottom="0in" loext:contextual-spacing="false" style:line-height-at-least="0.1665in" fo:orphans="2" fo:widows="2" fo:text-indent="0in" style:auto-text-indent="false" fo:padding="0in" fo:border="none"/>
    </style:style>
    <style:style style:name="P13" style:family="paragraph" style:parent-style-name="Text_20_body" style:list-style-name="L6">
      <style:paragraph-properties fo:margin-left="0in" fo:margin-right="0in" fo:margin-top="0in" fo:margin-bottom="0in" loext:contextual-spacing="false" style:line-height-at-least="0.1665in" fo:orphans="2" fo:widows="2" fo:text-indent="0in" style:auto-text-indent="false" fo:padding="0in" fo:border="none"/>
    </style:style>
    <style:style style:name="P14" style:family="paragraph" style:parent-style-name="Text_20_body" style:list-style-name="L7">
      <style:paragraph-properties fo:margin-left="0in" fo:margin-right="0in" fo:margin-top="0in" fo:margin-bottom="0in" loext:contextual-spacing="false" style:line-height-at-least="0.1665in" fo:orphans="2" fo:widows="2" fo:text-indent="0in" style:auto-text-indent="false" fo:padding="0in" fo:border="none"/>
    </style:style>
    <style:style style:name="P15" style:family="paragraph" style:parent-style-name="Text_20_body" style:list-style-name="L8">
      <style:paragraph-properties fo:margin-left="0in" fo:margin-right="0in" fo:margin-top="0in" fo:margin-bottom="0in" loext:contextual-spacing="false" style:line-height-at-least="0.1563in" fo:orphans="2" fo:widows="2" fo:text-indent="0in" style:auto-text-indent="false" fo:padding="0in" fo:border="none"/>
    </style:style>
    <style:style style:name="P16" style:family="paragraph" style:parent-style-name="Text_20_body" style:list-style-name="L9">
      <style:paragraph-properties fo:margin-left="0in" fo:margin-right="0in" fo:margin-top="0in" fo:margin-bottom="0in" loext:contextual-spacing="false" style:line-height-at-least="0.2189in" fo:orphans="2" fo:widows="2" fo:text-indent="0in" style:auto-text-indent="false" fo:padding="0in" fo:border="none"/>
    </style:style>
    <style:style style:name="P17" style:family="paragraph" style:parent-style-name="Text_20_body" style:list-style-name="L10">
      <style:paragraph-properties fo:margin-left="0in" fo:margin-right="0in" fo:margin-top="0in" fo:margin-bottom="0in" loext:contextual-spacing="false" style:line-height-at-least="0.2189in" fo:orphans="2" fo:widows="2" fo:text-indent="0in" style:auto-text-indent="false" fo:padding="0in" fo:border="none"/>
    </style:style>
    <style:style style:name="P18" style:family="paragraph" style:parent-style-name="Text_20_body" style:list-style-name="L12">
      <style:paragraph-properties fo:margin-left="0in" fo:margin-right="0in" fo:margin-top="0in" fo:margin-bottom="0in" loext:contextual-spacing="false" style:line-height-at-least="0.2083in" fo:orphans="2" fo:widows="2" fo:text-indent="0in" style:auto-text-indent="false" fo:padding="0in" fo:border="none"/>
    </style:style>
    <style:style style:name="P19" style:family="paragraph" style:parent-style-name="Text_20_body">
      <style:paragraph-properties fo:margin-left="0in" fo:margin-right="0in" fo:margin-top="0in" fo:margin-bottom="0in" loext:contextual-spacing="false" fo:line-height="56%" fo:text-align="center" style:justify-single-word="false" fo:orphans="2" fo:widows="2" fo:text-indent="0in" style:auto-text-indent="false" fo:padding="0in" fo:border="none"/>
      <style:text-properties fo:text-transform="uppercase" fo:color="#cccccc" style:font-name="nyt-franklin" fo:font-weight="normal" loext:padding="0in" loext:border="none"/>
    </style:style>
    <style:style style:name="P20" style:family="paragraph" style:parent-style-name="Text_20_body">
      <style:paragraph-properties fo:margin-left="0in" fo:margin-right="0in" fo:margin-top="0in" fo:margin-bottom="0in" loext:contextual-spacing="false" fo:line-height="125%" fo:orphans="2" fo:widows="2" fo:text-indent="0in" style:auto-text-indent="false" fo:padding="0in" fo:border="none"/>
      <style:text-properties fo:font-variant="normal" fo:text-transform="none" fo:color="#333333" style:font-name="nyt-franklin" fo:font-size="12pt" fo:letter-spacing="normal" fo:font-style="normal" fo:font-weight="bold" loext:padding="0in" loext:border="none"/>
    </style:style>
    <style:style style:name="P21" style:family="paragraph" style:parent-style-name="Text_20_body">
      <style:paragraph-properties fo:margin-left="0in" fo:margin-right="0in" fo:margin-top="0in" fo:margin-bottom="0in" loext:contextual-spacing="false" fo:line-height="187%" fo:orphans="2" fo:widows="2" fo:text-indent="0in" style:auto-text-indent="false" fo:padding="0in" fo:border="none"/>
      <style:text-properties fo:font-variant="normal" fo:text-transform="none" fo:color="#333333" style:font-name="nyt-imperial" fo:font-size="12pt" fo:letter-spacing="normal" fo:font-style="normal" fo:font-weight="normal" loext:padding="0in" loext:border="none"/>
    </style:style>
    <style:style style:name="P22" style:family="paragraph" style:parent-style-name="Text_20_body">
      <style:paragraph-properties fo:margin-left="0in" fo:margin-right="0in" fo:margin-top="0in" fo:margin-bottom="0in" loext:contextual-spacing="false" fo:line-height="187%" fo:orphans="2" fo:widows="2" fo:text-indent="0in" style:auto-text-indent="false" fo:padding="0in" fo:border="none"/>
      <style:text-properties fo:font-variant="normal" fo:text-transform="none" fo:color="#333333" style:font-name="Times New Roman" fo:font-size="12pt" fo:letter-spacing="normal" fo:font-style="normal" fo:font-weight="normal" style:font-name-asian="Times New Roman" style:font-size-asian="12pt" style:font-style-asian="normal" style:font-weight-asian="normal" style:font-name-complex="Times New Roman" style:font-size-complex="12pt" style:font-style-complex="normal" style:font-weight-complex="normal" loext:padding="0in" loext:border="none"/>
    </style:style>
    <style:style style:name="P23"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24" style:family="paragraph" style:parent-style-name="Text_20_body" style:list-style-name="L11">
      <style:paragraph-properties fo:margin-left="0in" fo:margin-right="0in" fo:margin-top="0in" fo:margin-bottom="0in" loext:contextual-spacing="false" fo:orphans="2" fo:widows="2" fo:text-indent="0in" style:auto-text-indent="false" fo:padding="0in" fo:border="none"/>
    </style:style>
    <style:style style:name="P25" style:family="paragraph" style:parent-style-name="Text_20_body" style:list-style-name="L1">
      <style:paragraph-properties fo:margin-left="0.2083in" fo:margin-right="0.2083in" fo:margin-top="0in" fo:margin-bottom="0in" loext:contextual-spacing="false" fo:text-align="center" style:justify-single-word="false" fo:orphans="2" fo:widows="2" fo:text-indent="0in" style:auto-text-indent="false" fo:padding="0in" fo:border="none"/>
    </style:style>
    <style:style style:name="P26" style:family="paragraph" style:parent-style-name="Text_20_body">
      <style:paragraph-properties fo:margin-top="0in" fo:margin-bottom="0in" loext:contextual-spacing="false" fo:orphans="2" fo:widows="2"/>
      <style:text-properties fo:font-variant="normal" fo:text-transform="none" fo:color="#333333" style:font-name="Times New Roman" fo:font-size="12pt" fo:letter-spacing="normal" fo:font-style="normal" fo:font-weight="normal" style:font-name-asian="Times New Roman" style:font-size-asian="12pt" style:font-style-asian="normal" style:font-weight-asian="normal" style:font-name-complex="Times New Roman" style:font-size-complex="12pt" style:font-style-complex="normal" style:font-weight-complex="normal" loext:padding="0in" loext:border="none"/>
    </style:style>
    <style:style style:name="P27" style:family="paragraph" style:parent-style-name="Text_20_body">
      <style:paragraph-properties fo:margin-top="0in" fo:margin-bottom="0in" loext:contextual-spacing="false" fo:line-height="75%" fo:text-align="start" style:justify-single-word="false" fo:orphans="2" fo:widows="2" fo:padding="0in" fo:border="none"/>
      <style:text-properties fo:font-variant="normal" fo:text-transform="none" fo:color="#333333" style:font-name="Times New Roman" fo:font-size="12pt" fo:letter-spacing="normal" fo:font-style="normal" fo:font-weight="normal" style:font-name-asian="Times New Roman" style:font-size-asian="12pt" style:font-style-asian="normal" style:font-weight-asian="normal" style:font-name-complex="Times New Roman" style:font-size-complex="12pt" style:font-style-complex="normal" style:font-weight-complex="normal" loext:padding="0in" loext:border="none"/>
    </style:style>
    <style:style style:name="P28" style:family="paragraph" style:parent-style-name="Text_20_body">
      <style:paragraph-properties fo:margin-left="0.448in" fo:margin-right="0.448in" fo:margin-top="0in" fo:margin-bottom="0in" loext:contextual-spacing="false" fo:line-height="56%" fo:text-align="center" style:justify-single-word="false" fo:orphans="2" fo:widows="2" fo:text-indent="0in" style:auto-text-indent="false" fo:padding="0in" fo:border="none"/>
      <style:text-properties fo:text-transform="uppercase" fo:color="#cccccc" style:font-name="nyt-franklin" fo:font-weight="normal" loext:padding="0in" loext:border="none"/>
    </style:style>
    <style:style style:name="P29" style:family="paragraph" style:parent-style-name="Text_20_body">
      <style:paragraph-properties fo:margin-left="0.448in" fo:margin-right="0.448in" fo:margin-top="0.448in" fo:margin-bottom="0.448in" loext:contextual-spacing="false" fo:text-align="center" style:justify-single-word="false" fo:orphans="2" fo:widows="2" fo:text-indent="0in" style:auto-text-indent="false"/>
    </style:style>
    <style:style style:name="P30" style:family="paragraph" style:parent-style-name="Text_20_body">
      <style:paragraph-properties fo:margin-left="0.448in" fo:margin-right="0.448in" fo:margin-top="0.448in" fo:margin-bottom="0.448in" loext:contextual-spacing="false" fo:text-align="center" style:justify-single-word="false" fo:orphans="2" fo:widows="2" fo:text-indent="0in" style:auto-text-indent="false"/>
      <style:text-properties fo:font-variant="normal" fo:text-transform="none" fo:color="#333333" style:font-name="Times New Roman" fo:font-size="12pt" fo:letter-spacing="normal" fo:font-style="normal" fo:font-weight="normal" style:font-name-asian="Times New Roman" style:font-size-asian="12pt" style:font-style-asian="normal" style:font-weight-asian="normal" style:font-name-complex="Times New Roman" style:font-size-complex="12pt" style:font-style-complex="normal" style:font-weight-complex="normal" loext:padding="0in" loext:border="none"/>
    </style:style>
    <style:style style:name="P31" style:family="paragraph" style:parent-style-name="Heading_20_1">
      <style:paragraph-properties fo:margin-left="0in" fo:margin-right="0in" fo:margin-top="0in" fo:margin-bottom="0in" loext:contextual-spacing="false" fo:line-height="200%" fo:orphans="2" fo:widows="2" fo:text-indent="0in" style:auto-text-indent="false" fo:padding="0in" fo:border="none"/>
      <style:text-properties fo:font-variant="normal" fo:text-transform="none" fo:color="#121212" style:font-name="nyt-cheltenham" fo:font-size="12pt" fo:letter-spacing="normal" fo:font-style="italic" fo:font-weight="bold" loext:padding="0in" loext:border="none"/>
    </style:style>
    <style:style style:name="P32" style:family="paragraph" style:parent-style-name="Heading_20_3">
      <style:paragraph-properties fo:margin-left="0in" fo:margin-right="0in" fo:margin-top="0in" fo:margin-bottom="0in" loext:contextual-spacing="false" style:line-height-at-least="0.1563in" fo:orphans="2" fo:widows="2" fo:text-indent="0in" style:auto-text-indent="false" fo:padding="0in" fo:border="none"/>
      <style:text-properties fo:text-transform="uppercase" fo:color="#333333" style:font-name="nyt-franklin1" fo:font-size="9.75pt" fo:letter-spacing="normal" fo:font-style="normal" fo:font-weight="bold" loext:padding="0in" loext:border="none"/>
    </style:style>
    <style:style style:name="T1" style:family="text">
      <style:text-properties fo:text-transform="uppercase" fo:color="#000000" style:text-line-through-style="none" style:text-line-through-type="none" style:font-name="nyt-franklin" fo:font-size="8.25pt" style:text-underline-style="none" fo:font-weight="bold" style:text-blinking="false"/>
    </style:style>
    <style:style style:name="T2" style:family="text">
      <style:text-properties fo:text-transform="uppercase" fo:color="#000000" style:text-line-through-style="none" style:text-line-through-type="none" style:font-name="nyt-franklin" fo:font-size="10.5pt" fo:letter-spacing="normal" fo:font-style="normal" style:text-underline-style="none" fo:font-weight="bold" style:text-blinking="false" fo:background-color="#ffffff" loext:char-shading-value="0" loext:padding="0in" loext:border="none"/>
    </style:style>
    <style:style style:name="T3" style:family="text">
      <style:text-properties fo:color="#000000" style:text-line-through-style="none" style:text-line-through-type="none" style:text-underline-style="none" style:text-blinking="false"/>
    </style:style>
    <style:style style:name="T4" style:family="text">
      <style:text-properties fo:font-variant="normal" fo:text-transform="none" fo:color="#567b95" style:text-line-through-style="none" style:text-line-through-type="none" style:font-name="nyt-franklin1" fo:font-size="8.25pt" fo:letter-spacing="normal" fo:font-style="normal" style:text-underline-style="none" fo:font-weight="normal" style:text-blinking="false" style:font-name-asian="Times New Roman" style:font-size-asian="12pt" style:font-style-asian="normal" style:font-weight-asian="normal" style:font-name-complex="Times New Roman" style:font-size-complex="12pt" style:font-style-complex="normal" style:font-weight-complex="normal" loext:padding="0in" loext:border="none"/>
    </style:style>
    <style:style style:name="T5" style:family="text">
      <style:text-properties fo:font-variant="normal" fo:text-transform="none" fo:color="#666666" style:text-line-through-style="none" style:text-line-through-type="none" style:font-name="nyt-franklin" fo:font-size="12pt" fo:letter-spacing="normal" fo:font-style="normal" style:text-underline-style="none" fo:font-weight="normal" style:text-blinking="false" loext:padding="0in" loext:border="none"/>
    </style:style>
    <style:style style:name="T6" style:family="text">
      <style:text-properties loext:padding="0in" loext:border="none"/>
    </style:style>
    <style:style style:name="T7" style:family="text">
      <style:text-properties fo:text-transform="capitalize" fo:color="#000000" style:text-line-through-style="none" style:text-line-through-type="none" style:font-name="nyt-franklin1" fo:font-size="10.5pt" fo:letter-spacing="normal" fo:font-style="normal" style:text-underline-style="none" fo:font-weight="bold" style:text-blinking="false" loext:padding="0in" loext:border="none"/>
    </style:style>
    <style:style style:name="T8" style:family="text">
      <style:text-properties fo:text-transform="capitalize" fo:color="#000000" style:text-line-through-style="none" style:text-line-through-type="none" style:font-name="nyt-franklin1" fo:font-size="12pt" fo:letter-spacing="normal" fo:font-style="normal" style:text-underline-style="none" fo:font-weight="bold" style:text-blinking="false" loext:padding="0in" loext:border="none"/>
    </style:style>
    <style:style style:name="T9" style:family="text">
      <style:text-properties fo:text-transform="capitalize" fo:color="#000000" style:text-line-through-style="none" style:text-line-through-type="none" style:font-name="nyt-franklin1" fo:font-size="8.25pt" fo:letter-spacing="normal" fo:font-style="normal" style:text-underline-style="none" fo:font-weight="bold" style:text-blinking="false" loext:padding="0in" loext:border="none"/>
    </style:style>
    <style:style style:name="T10" style:family="text">
      <style:text-properties fo:text-transform="capitalize" fo:color="#000000" style:text-line-through-style="none" style:text-line-through-type="none" fo:letter-spacing="normal" style:text-underline-style="none" style:text-blinking="false" style:font-name-asian="nyt-franklin1" style:font-size-asian="8.25pt" style:font-style-asian="normal" style:font-weight-asian="bold" loext:padding="0in" loext:border="non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3" style:family="graphic" style:parent-style-name="Frame">
      <style:graphic-properties fo:margin-left="2.9689in" fo:margin-right="0in" fo:margin-top="0in" fo:margin-bottom="0in" style:wrap="run-through" style:number-wrapped-paragraphs="no-limit" style:vertical-pos="top" style:vertical-rel="char" style:horizontal-pos="left" style:horizontal-rel="char" fo:padding="0in" fo:border="none"/>
    </style:style>
    <style:style style:name="fr4" style:family="graphic" style:parent-style-name="OLE">
      <style:graphic-properties fo:margin-left="0in" fo:margin-right="0in" fo:margin-top="0in" fo:margin-bottom="0in" style:vertical-pos="top" style:vertical-rel="baseline" fo:padding="0in" fo:border="none" draw:ole-draw-aspect="1" draw:frame-display-border="false" draw:frame-margin-horizontal="0px" draw:frame-margin-vertical="0px"/>
    </style:style>
    <style:style style:name="Sect1" style:family="section">
      <style:section-properties fo:background-color="#f7f7f7"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draw:frame draw:style-name="fr2" draw:name="Frame4" text:anchor-type="char" svg:x="1.1665in" svg:width="0.0161in" draw:z-index="3"><draw:text-box fo:min-height="0.0161in"><text:p text:style-name="P2"><text:a xlink:type="simple" xlink:href="https://www.nytimes.com/2005/08/28/weekinreview/a-few-words-about-sudoku-which-has-none.html#site-index" text:style-name="Internet_20_link" text:visited-style-name="Visited_20_Internet_20_Link"><text:span text:style-name="T1">SKIP TO SITE INDEX</text:span></text:a></text:p></draw:text-box></draw:frame><draw:frame draw:style-name="fr2" draw:name="Frame3" text:anchor-type="char" svg:x="1.1665in" svg:width="0.0161in" draw:z-index="2"><draw:text-box fo:min-height="0.0161in"><text:p text:style-name="P2"><text:a xlink:type="simple" xlink:href="https://www.nytimes.com/2005/08/28/weekinreview/a-few-words-about-sudoku-which-has-none.html#site-content" text:style-name="Internet_20_link" text:visited-style-name="Visited_20_Internet_20_Link"><text:span text:style-name="T1">SKIP TO CONTENT</text:span></text:a></text:p></draw:text-box></draw:frame><draw:frame draw:style-name="fr1" draw:name="Frame2" text:anchor-type="char" svg:width="0.0161in" draw:z-index="1"><draw:text-box fo:min-height="0.0161in"><text:p text:style-name="Text_20_body">SEARCH</text:p></draw:text-box></draw:frame><draw:frame draw:style-name="fr1" draw:name="Frame1" text:anchor-type="char" svg:width="0.0161in" draw:z-index="0"><draw:text-box fo:min-height="0.0161in"><text:p text:style-name="Text_20_body">SECTIONS</text:p></draw:text-box></draw:frame><text:a xlink:type="simple" xlink:href="https://www.nytimes.com/pages/weekinreview/index.html" text:style-name="Internet_20_link" text:visited-style-name="Visited_20_Internet_20_Link"><text:span text:style-name="T2">WEEK IN REVIEW</text:span></text:a></text:p>
      <text:list xml:id="list2162976041" text:style-name="L1">
        <text:list-item>
          <text:p text:style-name="P25"><draw:frame draw:style-name="fr3" draw:name="Frame5" text:anchor-type="char" svg:width="6.7189in" draw:z-index="4"><draw:text-box fo:min-height="0.0161in"><text:p text:style-name="P3"/></draw:text-box></draw:frame></text:p>
        </text:list-item>
      </text:list>
      <text:section text:style-name="Sect1" text:name="top-wrapper">
        <text:p text:style-name="P5"/>
        <text:section text:style-name="Sect2" text:name="top-slug">
          <text:p text:style-name="P19">ADVERTISEMENT</text:p>
        </text:section>
        <text:section text:style-name="Sect2" text:name="top">
          <text:p text:style-name="P6"/>
          <text:section text:style-name="Sect2" text:name="google_ads_iframe_/29390238/nyt/weekinreview_0__container__">
            <text:p text:style-name="P8"><draw:frame draw:style-name="fr4" draw:name="Object1" text:anchor-type="as-char" svg:width="0.0161in" svg:height="0.0161in" draw:z-index="6"><draw:floating-frame xlink:href="https://tpc.googlesyndication.com/safeframe/1-0-37/html/container.html" xlink:type="simple" xlink:show="embed" xlink:actuate="onLoad" draw:frame-name="1-0-37;46492;&lt;!DOCTYPE html&gt;&lt;html&gt;&lt;head&gt;&lt;meta name=&quot;viewport&quot; content=&quot;initial-scale=1.0, minimum-scale=1.0, maximum-scale=1.0, user-scalable=no&quot;&gt;&lt;script&gt;var google_casm=[null,null,null,null,null,null,null,null,&quot;async-image&quot;];&lt;/script&gt;&lt;script&gt;(function(){(function(){function c(a){this.t={};this.tick=function(a,b,c){this.t[a]=[void 0!=c?c:(new Date).getTime(),b]};this.tick(&quot;start&quot;,null,a)}var a,b;window.performance&amp;&amp;(b=(a=window.performance.timing)&amp;&amp;a.responseStart);var d=0&lt;b?new c(b):new c;window.jstiming={Timer:c,load:d};a&amp;&amp;(a=a.navigationStart,0&lt;a&amp;&amp;b&gt;=a&amp;&amp;(window.jstiming.srt=b-a))})();}).call(this);&lt;/script&gt;&lt;style&gt;@font-face {    font-family:'Proxima N W01 Smbd';}@font-face {    font-family:'Proxima N W01 Reg';}@font-face {    font-family:'Proxima N W01 Bold';}@font-face { font-family: &quot;&quot;; src: url() format(&quot;&quot;);}@font-face { font-family: &quot;&quot;; src: url() format(&quot;&quot;);}p {  margin: 0;}.impression-tracker {  display: none;}.hidden {  opacity: 0;  transition: opacity .25s ease-in-out;  -moz-transition: opacity .25s ease-in-out;  -webkit-transition: opacity .25s ease-in-out;}.ad-link {  text-decoration: none;}.container {  max-width: 1605px;  margin: 0 auto;  font-family: 'Proxima N W01 Reg', sans-serif;  -moz-osx-font-smoothing: grayscale;  -webkit-font-smoothing: antialiased;}.flex-frame {  position: relative;  width: 100%;  height: 270px;  background-size: cover;  background-position: right;  border: 1px solid #cccccc;  background-color: #000;  color: #fff;      /* border issue fix by tanvir - added on 10.8.2019 */  box-sizing: border-box;}&lt;!--Remove Context bullet CSS.context-bullet {  color: black;  width: 100%;  padding-left: 10px;  display: table;  height: 30px;}.context-bullet-content {  font-family: 'Proxima N W01 Smbd', sans-serif;  font-size: 12px;  vertical-align: middle;  text-transform: uppercase;  display: table-cell;}.context-bullet-content span {  font-family: 'Proxima N W01 Reg', sans-serif;}--&gt;.content-container {  display: none;  position: relative;  float: left;  pointer-events: all;  z-index: 3;  width: calc(40% - 10px);  height: 100%;  padding-right: 10px;  background: url('');  background-size: cover;  background-position: center;}.media-container {  position: relative;  float: left;  width: 100%;  height: 100%;  overflow: hidden;}.media-content {  position: absolute;  z-index: 3;  left: 10px;  bottom: 10px;}.video-content {  display: block;  max-width: 100%;  max-height: 100%;  margin: auto;  z-index: 9999;}.img-container {  display: none;  width: calc(100% - 1005px);  height: 100%;  float: left;  overflow: hidden;  position: relative;}.img-container img {  min-height: 100%;  min-width: 100%;  position: absolute;  left: 50%;  top: 50%;  transform: translateY(-50%) translateX(-50%);  -webkit-transform: translateY(-50%) translateX(-50%);  -moz-transform: translateY(-50%) translateX(-50%);}/*.video-cover {  pointer-events: none;  background-size: cover;  background-position: top center;  position: absolute;  z-index: 1;  width: 100%;  margin: auto;  bottom: 0;  top: 0;}*/.media-container .logo {  align-self: center;  padding-left: 10px;  padding-top: 10px;}.content-container .logo {  margin-bottom: 81px;  position:absolute;  top:1px;  margin-left:25px;  margin-top:25px;}.logo img {  display: block;  text-align: left;  max-width: 245px;  max-height: 50px;}.logo .logo-hi-res {  display: none;}.tablet-action-item {  position: absolute;  right: 20px;  bottom: 10px;  height: 42px;  z-index: 3;  display: flex;  justify-content: center;}.tablet-action-item-logo {  position: absolute;  z-index: 3;  display: flex;  justify-content: center;}.content-well {  display: flex;  width: 100%;  align-items: flex-end;  justify-content: space-between;}.content-middle-well {  align-self: flex-end;  margin-right: auto;  margin-left: 25px;}.title {  font-size: 27px;  font-family: 'Proxima N W01 Smbd', sans-serif;  max-width: 485px;  margin-bottom: 1px;  line-height: 1;}.media-container .title {  margin-bottom: 1px;  /*height: 42px;  line-height: 42px;*/}.summary {  font-size: 18px;  max-width: 280px;}.content-container .summary {  margin-bottom: 0px;}.cta {  pointer-events: all;  flex: none;  cursor: pointer;  font-size: 14px;  padding: 10px 15px;  background-color: rgba(0, 0, 0, 0.5);  text-transform: uppercase;  font-family: 'Proxima N W01 Bold', sans-serif;  font-weight: 800;  border: 1px solid #fff;  color: #fff;  text-align: center;  display: inline-block;  margin-bottom: 25px;  margin-top:12px;}.media-container .cta {  align-self: center;  margin-bottom: 0;}a:link, a:visited, a:focus {  color: #fff;  text-decoration: none;  min-height: 1px;}/*.js-canvas {  position: absolute;  width: 100%;  margin: auto;  bottom: 0;  top: 0;}*/.gradient {  position: absolute;  left: 0;    background-image:    linear-gradient(      to top,      rgba(0,0,0,0.6), rgba(255,255,255,0) 60%    );  width: 100%;  height: 100%;  z-index: 2;}#vid-tracker {  display:none;}/* Styles for video player controls*//*.player-wrapper {  width: 100%;  height: 100%;  position: absolute;  top: 0;}.media-container:hover .player {  opacity: 1;  transition: opacity .25s ease-in-out;  -moz-transition: opacity .25s ease-in-out;  -webkit-transition: opacity .25s ease-in-out;}*//*css for mobile player*//*.player {  flex: none;  position: absolute;  z-index: 3;    pointer-events: all;  width: 40px;  height: 40px;  border: 1px solid white;  background-color: rgba(0, 0, 0, .5);  cursor: pointer;  left:50%;  top:40%;}.player::selection {  background-color: transparent;}.player__controller {  pointer-events: all;  position: absolute;  top: 0;  left: 0;  right: 0;x  bottom: 0;  margin: auto;  cursor: pointer;}.player__controller-icon {  width: 16px;  height: 16px;  position: absolute;  left: 50%;  top: 50%;  transform: translateY(-50%) translateX(-50%);  -webkit-transform: translateY(-50%) translateX(-50%);  -moz-transform: translateY(-50%) translateX(-50%);}.player__controller-icon::before,.player__controller-icon::after {  position: absolute;  top: 50%;  transform: translateY(-50%);}#player__state {  width: 0;  height: 0;  border: none;  visibility: hidden;}.player__controller-icon::before {  content: &quot;&quot;;  left: 0;  transition: all 0.2s linear;  width: 0;  height: 8px;  border-top: 4px solid transparent;  border-bottom: 4px solid transparent;  border-left: 8px solid white;}.player__controller-icon::after {  content: &quot;&quot;;  right: 0;  transition: all 0.3s;  width: 0;  height: 0;  border-top: 4px solid transparent;  border-bottom: 4px solid transparent;  border-left: 8px solid white;}#player__state:checked + .player__controller .player__controller-icon::before {  border-top-width: 0;  border-bottom-width: 0;  border-left-width: 5.3px;  height: 100%;}#player__state:checked + .player__controller .player__controller-icon::after {  border-top-width: 0;  border-bottom-width: 0;  border-left-width: 5.3px;  height: 100%;}*//*CSS for controles on tablet in-app*//* Breakpoints */@media (-webkit-min-device-pixel-ratio: 2), (min-resolution: 192dpi) {  .logo .logo-hi-res {    display: block;  }  .logo .logo-std {    display: none;  }}@media screen and (min-width: 720px) {  .content-container {    display: flex;    width: calc(100% - 490px);  }/*css for desktop player*/ /* .player {    top: 0;    left: 0;    right: 0;    bottom: 0;    margin: auto;  }  */  .media-container {    width: 480px;  }  .media-container .logo {    display: none;    padding-top:10px;    padding-left:10px;  }  .media-container .cta {    display: none;  }  .media-content {    display: none;  } .video-content {    margin: 0px;  }/*  .js-canvas {    margin: 0px;  }    */}@media screen and (min-width: 1250px) {  .content-container {    width: 515px;  }  .img-container {    display: block;  }}@media screen and (max-width: 960px) {.cta{   color:#fff;} .title {  color:#fff; }.summary{color:#fff; } }   @media screen and (max-width: 831px) {.title {  font-size:20px;  line-height: 22px;  }.summary {  font-size:16px;  line-height: 18px;  }.content-container .logo {margin-bottom: 93px;position:absolute; top:1px;margin-left: 25px; margin-top:25px}  }.disclaimer {  display:none;}@media screen (max-width:840px) and (min-width:785px) {   .content-container .logo {       margin-bottom: 90px; }  }@media screen and (max-width: 700px) {  #container {    display: none;  }}/* -------- tanvir's edit ------------ */@media (max-width: 974px) { .video-content {     width: 480px;        height: 270px;    } .ad-video {        width: 480px;        height: 270px;        margin-left: auto;        margin-right: auto;        left: -5px;        right: 0px;        position: absolute;    }        .ad-video div {     position: absolute;        width: 480px;        height: 270px;        margin-left: auto;        margin-right: auto;        left: 0px;        right: 0px;    }     video {        height: 270px !important;        width: 480px;    }  }/* ---- end of tanvir's edit ---------- */.summary {    font-size: 17px;    max-width: 380px;}&lt;/style&gt;&lt;/head&gt;&lt;body leftMargin=&quot;0&quot; topMargin=&quot;0&quot; marginwidth=&quot;0&quot; marginheight=&quot;0&quot;&gt;&lt;script src=&quot;https://tpc.googlesyndication.com/safeframe/1-0-37/js/ext.js&quot;&gt;&lt;/script&gt;&lt;div &gt;&lt;!--[Template] DFP Quartiles Flex Frame: Video 16:9 (Three Column) (updated 6/14/19 1:15pm)(PM for ET2 added) --&gt;&lt;script type=&quot;text/javascript&quot; src=&quot;mraid.js&quot;&gt;&lt;/script&gt;&lt;script type=&quot;text/javascript&quot; src=&quot;//fast.fonts.net/jsapi/4221a460-4ed2-4039-a07f-d1f4a2739cad.js&quot;&gt;&lt;/script&gt;&lt;div id=&quot;container&quot; class=&quot;container&quot;&gt;  &lt;div class=&quot;flex-frame&quot;&gt;    &lt;div id=&quot;media-container&quot; class=&quot;media-container&quot;&gt;      &lt;div class=&quot;media-content&quot;&gt;             &lt;!-- removed tablet summary and title       &lt;div id=&quot;title1&quot; class=&quot;title&quot;&gt;Join the Movement&lt;/div&gt;        &lt;div class=&quot;summary&quot;&gt;Dance into the holidays with Salvatore Ferragamo&lt;/div&gt;--&gt;      &lt;/div&gt;      &lt;!-- Removed tablet items      &lt;div class=&quot;tablet-action-item-logo&quot;&gt;        &lt;div class=&quot;logo&quot;&gt;          &lt;img class=&quot;logo-std&quot; src=&quot;https://tpc.googlesyndication.com/pagead/imgad?id=CICAgKCnrtiAKxABGAEyCNhoJkBIVbyi&quot; /&gt;          &lt;img class=&quot;logo-hi-res&quot; src=&quot;https://tpc.googlesyndication.com/pagead/imgad?id=CICAgKCnrtiAKxABGAEyCNhoJkBIVbyi&quot;/&gt;        &lt;/div&gt;      &lt;/div&gt;      &lt;div class=&quot;tablet-action-item&quot;&gt;        &lt;div class=&quot;cta&quot;&gt;        &lt;a target=&quot;_blank&quot; href=&quot;https://adclick.g.doubleclick.net/pcs/click?xai=AKAOjst99WWNGNetUma49X66o0ef6h8EMJhcBNKO2cMQ4mJ1Le5aXcmpotP6k6nTDWB63keiTnyjtRyE_SCm_SaCQrL_pI7wSoBioxhst7Eavn68QaJl8NOClTer6ATINAFT1Vx3P4QTPHvvcdE23vM0pv6YTzH7rOZ5TRHwyOZtNRkxp18sEle_0QEYupQju0uHJcfhZKHq3usMVBqdLjz2ALb2JVbd1OApo86BrkhyaE6vyEAb6YEGjeG3FN3YL8WG0zJzP6QHu7TzMYo&amp;sig=Cg0ArKJSzD17-3ARPaFuEAE&amp;urlfix=1&amp;adurl=https://ad.doubleclick.net/ddm/trackclk/N1066535.2731202NEWYORKTIMESDIGI/B23536626.261565732%3Bdc_trk_aid%3D457168337%3Bdc_trk_cid%3D124928875%3Bdc_lat%3D%3Bdc_rdid%3D%3Btag_for_child_directed_treatment%3D%3Btfua%3D&quot;&gt;Learn More&lt;/a&gt;                   &lt;/div&gt;      &lt;/div&gt;--&gt;       &lt;div class=&quot;video video-content&quot;&gt;      &lt;div class=&quot;ad-video&quot; id=&quot;google-native-video&quot; style=&quot;width:100%; height:100%; position:relative;&quot;&gt;&lt;/div&gt;&lt;script type=&quot;text/javascript&quot; src=&quot;//www.gstatic.com/dfp/native/web_video.js&quot;&gt;&lt;/script&gt;&lt;script&gt;var webVideo = new GoogleWebVideo(document.getElementById('google-native-video'),&quot;\x3c?xml version\x3d\x221.0\x22 encoding\x3d\x22UTF-8\x22?\x3e\n\x3cVAST xmlns:xsi\x3d\x22http://www.w3.org/2001/XMLSchema-instance\x22 xsi:noNamespaceSchemaLocation\x3d\x22vast.xsd\x22 version\x3d\x223.0\x22\x3e\n \x3cAd id\x3d\x225241563727\x22\x3e\n  \x3cInLine\x3e\n   \x3cAdSystem\x3eGDFP\x3c/AdSystem\x3e\n   \x3cAdTitle\x3eunknown\x3c/AdTitle\x3e\n   \x3cDescription\x3e\x3c![CDATA[unknown ad]]\x3e\x3c/Description\x3e\n   \x3cError\x3e\x3c![CDATA[https://pubads.g.doubleclick.net/pagead/conversion/?ai\x3dBLfNz4egBXsjfGsu0iQbLtrjwDIuG789FAAAAEAEgjoHyIzgAWMLu6piDBGCtA7IBD3d3dy5ueXRpbWVzLmNvbboBCWdmcF9pbWFnZcgBCdoBXGh0dHBzOi8vd3d3Lm55dGltZXMuY29tLzIwMDUvMDgvMjgvd2Vla2lucmV2aWV3L2EtZmV3LXdvcmRzLWFib3V0LXN1ZG9rdS13aGljaC1oYXMtbm9uZS5odG1smAKQTsACAuACAOoCGi8yOTM5MDIzOC9ueXQvd2Vla2lucmV2aWV3-ALw0R6QA8gGmAOkA6gDAeAEAdIFBhDP1K_DE5AGAaAGH6gH7NUbqAfz0RvYBwDgBx_SCAkIgOGAcBABGB0\x26sigh\x3dDDrTOywbwM0\x26label\x3dvideoplayfailed[ERRORCODE]]]\x3e\x3c/Error\x3e\n   \x3cImpression\x3e\x3c![CDATA[https://securepubads.g.doubleclick.net/pcs/view?xai\x3dAKAOjssRbIDYIoHH8IBDXAhFWMavo9IPdpzfhvqQgOx7sZn_F_fMd3mddtr0Y3ncgH9RKd6KfHbO_qtdchgK6b1JZSG52_s5XGc1qJR0INJTwwXR1az-GywxOuSwGTrwSAPf4uFrAAoukm3ch___3Ccidul5SvHOg4bU4oPobcro6T5Mu5735mbZvAVWcozpyTrvydPHqGYkQXW4HnjQ4tcucoo_jsWv5sERmDgkAFOWPRuHZ6GGinkqKvTXVapYK0_8978HML6s0krYW0g1ON4EBlDbdzmi-GgEDNMqZMNNIg\x26sig\x3dCg0ArKJSzAjal1YTKgcoEAE\x26urlfix\x3d1\x26adurl\x3d]]\x3e\x3c/Impression\x3e\n   \x3cCreatives\x3e\n    \x3cCreative id\x3d\x22138296342338\x22 sequence\x3d\x221\x22\x3e\n     \x3cLinear\x3e\n      \x3cDuration\x3e00:00:20\x3c/Duration\x3e\n      \x3cTrackingEvents\x3e\n       \x3cTracking event\x3d\x22start\x22\x3e\x3c![CDATA[https://pubads.g.doubleclick.net/pagead/conversion/?ai\x3dBLfNz4egBXsjfGsu0iQbLtrjwDIuG789FAAAAEAEgjoHyIzgAWMLu6piDBGCtA7IBD3d3dy5ueXRpbWVzLmNvbboBCWdmcF9pbWFnZcgBCdoBXGh0dHBzOi8vd3d3Lm55dGltZXMuY29tLzIwMDUvMDgvMjgvd2Vla2lucmV2aWV3L2EtZmV3LXdvcmRzLWFib3V0LXN1ZG9rdS13aGljaC1oYXMtbm9uZS5odG1smAKQTsACAuACAOoCGi8yOTM5MDIzOC9ueXQvd2Vla2lucmV2aWV3-ALw0R6QA8gGmAOkA6gDAeAEAdIFBhDP1K_DE5AGAaAGH6gH7NUbqAfz0RvYBwDgBx_SCAkIgOGAcBABGB0\x26sigh\x3dDDrTOywbwM0\x26label\x3dpart2viewed\x26ad_mt\x3d[AD_MT]\x26acvw\x3d[VIEWABILITY]\x26gv\x3d[GOOGLE_VIEWABILITY]]]\x3e\x3c/Tracking\x3e\n       \x3cTracking event\x3d\x22firstQuartile\x22\x3e\x3c![CDATA[https://pubads.g.doubleclick.net/pagead/conversion/?ai\x3dBLfNz4egBXsjfGsu0iQbLtrjwDIuG789FAAAAEAEgjoHyIzgAWMLu6piDBGCtA7IBD3d3dy5ueXRpbWVzLmNvbboBCWdmcF9pbWFnZcgBCdoBXGh0dHBzOi8vd3d3Lm55dGltZXMuY29tLzIwMDUvMDgvMjgvd2Vla2lucmV2aWV3L2EtZmV3LXdvcmRzLWFib3V0LXN1ZG9rdS13aGljaC1oYXMtbm9uZS5odG1smAKQTsACAuACAOoCGi8yOTM5MDIzOC9ueXQvd2Vla2lucmV2aWV3-ALw0R6QA8gGmAOkA6gDAeAEAdIFBhDP1K_DE5AGAaAGH6gH7NUbqAfz0RvYBwDgBx_SCAkIgOGAcBABGB0\x26sigh\x3dDDrTOywbwM0\x26label\x3dvideoplaytime25\x26ad_mt\x3d[AD_MT]\x26acvw\x3d[VIEWABILITY]\x26gv\x3d[GOOGLE_VIEWABILITY]]]\x3e\x3c/Tracking\x3e\n       \x3cTracking event\x3d\x22midpoint\x22\x3e\x3c![CDATA[https://pubads.g.doubleclick.net/pagead/conversion/?ai\x3dBLfNz4egBXsjfGsu0iQbLtrjwDIuG789FAAAAEAEgjoHyIzgAWMLu6piDBGCtA7IBD3d3dy5ueXRpbWVzLmNvbboBCWdmcF9pbWFnZcgBCdoBXGh0dHBzOi8vd3d3Lm55dGltZXMuY29tLzIwMDUvMDgvMjgvd2Vla2lucmV2aWV3L2EtZmV3LXdvcmRzLWFib3V0LXN1ZG9rdS13aGljaC1oYXMtbm9uZS5odG1smAKQTsACAuACAOoCGi8yOTM5MDIzOC9ueXQvd2Vla2lucmV2aWV3-ALw0R6QA8gGmAOkA6gDAeAEAdIFBhDP1K_DE5AGAaAGH6gH7NUbqAfz0RvYBwDgBx_SCAkIgOGAcBABGB0\x26sigh\x3dDDrTOywbwM0\x26label\x3dvideoplaytime50\x26ad_mt\x3d[AD_MT]\x26acvw\x3d[VIEWABILITY]\x26gv\x3d[GOOGLE_VIEWABILITY]]]\x3e\x3c/Tracking\x3e\n       \x3cTracking event\x3d\x22thirdQuartile\x22\x3e\x3c![CDATA[https://pubads.g.doubleclick.net/pagead/conversion/?ai\x3dBLfNz4egBXsjfGsu0iQbLtrjwDIuG789FAAAAEAEgjoHyIzgAWMLu6piDBGCtA7IBD3d3dy5ueXRpbWVzLmNvbboBCWdmcF9pbWFnZcgBCdoBXGh0dHBzOi8vd3d3Lm55dGltZXMuY29tLzIwMDUvMDgvMjgvd2Vla2lucmV2aWV3L2EtZmV3LXdvcmRzLWFib3V0LXN1ZG9rdS13aGljaC1oYXMtbm9uZS5odG1smAKQTsACAuACAOoCGi8yOTM5MDIzOC9ueXQvd2Vla2lucmV2aWV3-ALw0R6QA8gGmAOkA6gDAeAEAdIFBhDP1K_DE5AGAaAGH6gH7NUbqAfz0RvYBwDgBx_SCAkIgOGAcBABGB0\x26sigh\x3dDDrTOywbwM0\x26label\x3dvideoplaytime75\x26ad_mt\x3d[AD_MT]\x26acvw\x3d[VIEWABILITY]\x26gv\x3d[GOOGLE_VIEWABILITY]]]\x3e\x3c/Tracking\x3e\n       \x3cTracking event\x3d\x22complete\x22\x3e\x3c![CDATA[https://pubads.g.doubleclick.net/pagead/conversion/?ai\x3dBLfNz4egBXsjfGsu0iQbLtrjwDIuG789FAAAAEAEgjoHyIzgAWMLu6piDBGCtA7IBD3d3dy5ueXRpbWVzLmNvbboBCWdmcF9pbWFnZcgBCdoBXGh0dHBzOi8vd3d3Lm55dGltZXMuY29tLzIwMDUvMDgvMjgvd2Vla2lucmV2aWV3L2EtZmV3LXdvcmRzLWFib3V0LXN1ZG9rdS13aGljaC1oYXMtbm9uZS5odG1smAKQTsACAuACAOoCGi8yOTM5MDIzOC9ueXQvd2Vla2lucmV2aWV3-ALw0R6QA8gGmAOkA6gDAeAEAdIFBhDP1K_DE5AGAaAGH6gH7NUbqAfz0RvYBwDgBx_SCAkIgOGAcBABGB0\x26sigh\x3dDDrTOywbwM0\x26label\x3dvideoplaytime100\x26ad_mt\x3d[AD_MT]\x26acvw\x3d[VIEWABILITY]\x26gv\x3d[GOOGLE_VIEWABILITY]]]\x3e\x3c/Tracking\x3e\n       \x3cTracking event\x3d\x22mute\x22\x3e\x3c![CDATA[https://pubads.g.doubleclick.net/pagead/conversion/?ai\x3dBLfNz4egBXsjfGsu0iQbLtrjwDIuG789FAAAAEAEgjoHyIzgAWMLu6piDBGCtA7IBD3d3dy5ueXRpbWVzLmNvbboBCWdmcF9pbWFnZcgBCdoBXGh0dHBzOi8vd3d3Lm55dGltZXMuY29tLzIwMDUvMDgvMjgvd2Vla2lucmV2aWV3L2EtZmV3LXdvcmRzLWFib3V0LXN1ZG9rdS13aGljaC1oYXMtbm9uZS5odG1smAKQTsACAuACAOoCGi8yOTM5MDIzOC9ueXQvd2Vla2lucmV2aWV3-ALw0R6QA8gGmAOkA6gDAeAEAdIFBhDP1K_DE5AGAaAGH6gH7NUbqAfz0RvYBwDgBx_SCAkIgOGAcBABGB0\x26sigh\x3dDDrTOywbwM0\x26label\x3dadmute\x26ad_mt\x3d[AD_MT]\x26acvw\x3d[VIEWABILITY]\x26gv\x3d[GOOGLE_VIEWABILITY]]]\x3e\x3c/Tracking\x3e\n       \x3cTracking event\x3d\x22unmute\x22\x3e\x3c![CDATA[https://pubads.g.doubleclick.net/pagead/conversion/?ai\x3dBLfNz4egBXsjfGsu0iQbLtrjwDIuG789FAAAAEAEgjoHyIzgAWMLu6piDBGCtA7IBD3d3dy5ueXRpbWVzLmNvbboBCWdmcF9pbWFnZcgBCdoBXGh0dHBzOi8vd3d3Lm55dGltZXMuY29tLzIwMDUvMDgvMjgvd2Vla2lucmV2aWV3L2EtZmV3LXdvcmRzLWFib3V0LXN1ZG9rdS13aGljaC1oYXMtbm9uZS5odG1smAKQTsACAuACAOoCGi8yOTM5MDIzOC9ueXQvd2Vla2lucmV2aWV3-ALw0R6QA8gGmAOkA6gDAeAEAdIFBhDP1K_DE5AGAaAGH6gH7NUbqAfz0RvYBwDgBx_SCAkIgOGAcBABGB0\x26sigh\x3dDDrTOywbwM0\x26label\x3dadunmute\x26ad_mt\x3d[AD_MT]\x26acvw\x3d[VIEWABILITY]\x26gv\x3d[GOOGLE_VIEWABILITY]]]\x3e\x3c/Tracking\x3e\n       \x3cTracking event\x3d\x22rewind\x22\x3e\x3c![CDATA[https://pubads.g.doubleclick.net/pagead/conversion/?ai\x3dBLfNz4egBXsjfGsu0iQbLtrjwDIuG789FAAAAEAEgjoHyIzgAWMLu6piDBGCtA7IBD3d3dy5ueXRpbWVzLmNvbboBCWdmcF9pbWFnZcgBCdoBXGh0dHBzOi8vd3d3Lm55dGltZXMuY29tLzIwMDUvMDgvMjgvd2Vla2lucmV2aWV3L2EtZmV3LXdvcmRzLWFib3V0LXN1ZG9rdS13aGljaC1oYXMtbm9uZS5odG1smAKQTsACAuACAOoCGi8yOTM5MDIzOC9ueXQvd2Vla2lucmV2aWV3-ALw0R6QA8gGmAOkA6gDAeAEAdIFBhDP1K_DE5AGAaAGH6gH7NUbqAfz0RvYBwDgBx_SCAkIgOGAcBABGB0\x26sigh\x3dDDrTOywbwM0\x26label\x3dadrewind\x26ad_mt\x3d[AD_MT]\x26acvw\x3d[VIEWABILITY]\x26gv\x3d[GOOGLE_VIEWABILITY]]]\x3e\x3c/Tracking\x3e\n       \x3cTracking event\x3d\x22pause\x22\x3e\x3c![CDATA[https://pubads.g.doubleclick.net/pagead/conversion/?ai\x3dBLfNz4egBXsjfGsu0iQbLtrjwDIuG789FAAAAEAEgjoHyIzgAWMLu6piDBGCtA7IBD3d3dy5ueXRpbWVzLmNvbboBCWdmcF9pbWFnZcgBCdoBXGh0dHBzOi8vd3d3Lm55dGltZXMuY29tLzIwMDUvMDgvMjgvd2Vla2lucmV2aWV3L2EtZmV3LXdvcmRzLWFib3V0LXN1ZG9rdS13aGljaC1oYXMtbm9uZS5odG1smAKQTsACAuACAOoCGi8yOTM5MDIzOC9ueXQvd2Vla2lucmV2aWV3-ALw0R6QA8gGmAOkA6gDAeAEAdIFBhDP1K_DE5AGAaAGH6gH7NUbqAfz0RvYBwDgBx_SCAkIgOGAcBABGB0\x26sigh\x3dDDrTOywbwM0\x26label\x3dadpause\x26ad_mt\x3d[AD_MT]\x26acvw\x3d[VIEWABILITY]\x26gv\x3d[GOOGLE_VIEWABILITY]]]\x3e\x3c/Tracking\x3e\n       \x3cTracking event\x3d\x22resume\x22\x3e\x3c![CDATA[https://pubads.g.doubleclick.net/pagead/conversion/?ai\x3dBLfNz4egBXsjfGsu0iQbLtrjwDIuG789FAAAAEAEgjoHyIzgAWMLu6piDBGCtA7IBD3d3dy5ueXRpbWVzLmNvbboBCWdmcF9pbWFnZcgBCdoBXGh0dHBzOi8vd3d3Lm55dGltZXMuY29tLzIwMDUvMDgvMjgvd2Vla2lucmV2aWV3L2EtZmV3LXdvcmRzLWFib3V0LXN1ZG9rdS13aGljaC1oYXMtbm9uZS5odG1smAKQTsACAuACAOoCGi8yOTM5MDIzOC9ueXQvd2Vla2lucmV2aWV3-ALw0R6QA8gGmAOkA6gDAeAEAdIFBhDP1K_DE5AGAaAGH6gH7NUbqAfz0RvYBwDgBx_SCAkIgOGAcBABGB0\x26sigh\x3dDDrTOywbwM0\x26label\x3dadresume\x26ad_mt\x3d[AD_MT]\x26acvw\x3d[VIEWABILITY]\x26gv\x3d[GOOGLE_VIEWABILITY]]]\x3e\x3c/Tracking\x3e\n       \x3cTracking event\x3d\x22fullscreen\x22\x3e\x3c![CDATA[https://pubads.g.doubleclick.net/pagead/conversion/?ai\x3dBLfNz4egBXsjfGsu0iQbLtrjwDIuG789FAAAAEAEgjoHyIzgAWMLu6piDBGCtA7IBD3d3dy5ueXRpbWVzLmNvbboBCWdmcF9pbWFnZcgBCdoBXGh0dHBzOi8vd3d3Lm55dGltZXMuY29tLzIwMDUvMDgvMjgvd2Vla2lucmV2aWV3L2EtZmV3LXdvcmRzLWFib3V0LXN1ZG9rdS13aGljaC1oYXMtbm9uZS5odG1smAKQTsACAuACAOoCGi8yOTM5MDIzOC9ueXQvd2Vla2lucmV2aWV3-ALw0R6QA8gGmAOkA6gDAeAEAdIFBhDP1K_DE5AGAaAGH6gH7NUbqAfz0RvYBwDgBx_SCAkIgOGAcBABGB0\x26sigh\x3dDDrTOywbwM0\x26label\x3dadfullscreen\x26ad_mt\x3d[AD_MT]\x26acvw\x3d[VIEWABILITY]\x26gv\x3d[GOOGLE_VIEWABILITY]]]\x3e\x3c/Tracking\x3e\n       \x3cTracking event\x3d\x22creativeView\x22\x3e\x3c![CDATA[https://pubads.g.doubleclick.net/pagead/conversion/?ai\x3dBLfNz4egBXsjfGsu0iQbLtrjwDIuG789FAAAAEAEgjoHyIzgAWMLu6piDBGCtA7IBD3d3dy5ueXRpbWVzLmNvbboBCWdmcF9pbWFnZcgBCdoBXGh0dHBzOi8vd3d3Lm55dGltZXMuY29tLzIwMDUvMDgvMjgvd2Vla2lucmV2aWV3L2EtZmV3LXdvcmRzLWFib3V0LXN1ZG9rdS13aGljaC1oYXMtbm9uZS5odG1smAKQTsACAuACAOoCGi8yOTM5MDIzOC9ueXQvd2Vla2lucmV2aWV3-ALw0R6QA8gGmAOkA6gDAeAEAdIFBhDP1K_DE5AGAaAGH6gH7NUbqAfz0RvYBwDgBx_SCAkIgOGAcBABGB0\x26sigh\x3dDDrTOywbwM0\x26label\x3dvast_creativeview\x26ad_mt\x3d[AD_MT]\x26acvw\x3d[VIEWABILITY]\x26gv\x3d[GOOGLE_VIEWABILITY]]]\x3e\x3c/Tracking\x3e\n       \x3cTracking event\x3d\x22exitFullscreen\x22\x3e\x3c![CDATA[https://pubads.g.doubleclick.net/pagead/conversion/?ai\x3dBLfNz4egBXsjfGsu0iQbLtrjwDIuG789FAAAAEAEgjoHyIzgAWMLu6piDBGCtA7IBD3d3dy5ueXRpbWVzLmNvbboBCWdmcF9pbWFnZcgBCdoBXGh0dHBzOi8vd3d3Lm55dGltZXMuY29tLzIwMDUvMDgvMjgvd2Vla2lucmV2aWV3L2EtZmV3LXdvcmRzLWFib3V0LXN1ZG9rdS13aGljaC1oYXMtbm9uZS5odG1smAKQTsACAuACAOoCGi8yOTM5MDIzOC9ueXQvd2Vla2lucmV2aWV3-ALw0R6QA8gGmAOkA6gDAeAEAdIFBhDP1K_DE5AGAaAGH6gH7NUbqAfz0RvYBwDgBx_SCAkIgOGAcBABGB0\x26sigh\x3dDDrTOywbwM0\x26label\x3dvast_exit_fullscreen\x26ad_mt\x3d[AD_MT]\x26acvw\x3d[VIEWABILITY]\x26gv\x3d[GOOGLE_VIEWABILITY]]]\x3e\x3c/Tracking\x3e\n       \x3cTracking event\x3d\x22acceptInvitationLinear\x22\x3e\x3c![CDATA[https://pubads.g.doubleclick.net/pagead/conversion/?ai\x3dBLfNz4egBXsjfGsu0iQbLtrjwDIuG789FAAAAEAEgjoHyIzgAWMLu6piDBGCtA7IBD3d3dy5ueXRpbWVzLmNvbboBCWdmcF9pbWFnZcgBCdoBXGh0dHBzOi8vd3d3Lm55dGltZXMuY29tLzIwMDUvMDgvMjgvd2Vla2lucmV2aWV3L2EtZmV3LXdvcmRzLWFib3V0LXN1ZG9rdS13aGljaC1oYXMtbm9uZS5odG1smAKQTsACAuACAOoCGi8yOTM5MDIzOC9ueXQvd2Vla2lucmV2aWV3-ALw0R6QA8gGmAOkA6gDAeAEAdIFBhDP1K_DE5AGAaAGH6gH7NUbqAfz0RvYBwDgBx_SCAkIgOGAcBABGB0\x26sigh\x3dDDrTOywbwM0\x26label\x3dacceptinvitation\x26ad_mt\x3d[AD_MT]\x26acvw\x3d[VIEWABILITY]\x26gv\x3d[GOOGLE_VIEWABILITY]]]\x3e\x3c/Tracking\x3e\n       \x3cTracking event\x3d\x22closeLinear\x22\x3e\x3c![CDATA[https://pubads.g.doubleclick.net/pagead/conversion/?ai\x3dBLfNz4egBXsjfGsu0iQbLtrjwDIuG789FAAAAEAEgjoHyIzgAWMLu6piDBGCtA7IBD3d3dy5ueXRpbWVzLmNvbboBCWdmcF9pbWFnZcgBCdoBXGh0dHBzOi8vd3d3Lm55dGltZXMuY29tLzIwMDUvMDgvMjgvd2Vla2lucmV2aWV3L2EtZmV3LXdvcmRzLWFib3V0LXN1ZG9rdS13aGljaC1oYXMtbm9uZS5odG1smAKQTsACAuACAOoCGi8yOTM5MDIzOC9ueXQvd2Vla2lucmV2aWV3-ALw0R6QA8gGmAOkA6gDAeAEAdIFBhDP1K_DE5AGAaAGH6gH7NUbqAfz0RvYBwDgBx_SCAkIgOGAcBABGB0\x26sigh\x3dDDrTOywbwM0\x26label\x3dadclose\x26ad_mt\x3d[AD_MT]\x26acvw\x3d[VIEWABILITY]\x26gv\x3d[GOOGLE_VIEWABILITY]]]\x3e\x3c/Tracking\x3e\n      \x3c/TrackingEvents\x3e\n      \x3cVideoClicks\x3e\n       \x3cClickThrough id\x3d\x22GDFP\x22\x3e\x3c![CDATA[https://pubads.g.doubleclick.net/pcs/click?xai\x3dAKAOjst99WWNGNetUma49X66o0ef6h8EMJhcBNKO2cMQ4mJ1Le5aXcmpotP6k6nTDWB63keiTnyjtRyE_SCm_SaCQrL_pI7wSoBioxhst7Eavn68QaJl8NOClTer6ATINAFT1Vx3P4QTPHvvcdE23vM0pv6YTzH7rOZ5TRHwyOZtNRkxp18sEle_0QEYupQju0uHJcfhZKHq3usMVBqdLjz2ALb2JVbd1OApo86BrkhyaE6vyEAb6YEGjeG3FN3YL8WG0zJzP6QHu7TzMYo\x26sig\x3dCg0ArKJSzD17-3ARPaFuEAE\x26urlfix\x3d1\x26adurl\x3dhttps://ad.doubleclick.net/ddm/trackclk/N1066535.2731202NEWYORKTIMESDIGI/B23536626.261565732%3Bdc_trk_aid%3D457168337%3Bdc_trk_cid%3D124928875%3Bdc_lat%3D%3Bdc_rdid%3D%3Btag_for_child_directed_treatment%3D%3Btfua%3D]]\x3e\x3c/ClickThrough\x3e\n      \x3c/VideoClicks\x3e\n      \x3cMediaFiles\x3e\n       \x3cMediaFile id\x3d\x22GDFP\x22 delivery\x3d\x22progressive\x22 width\x3d\x22176\x22 height\x3d\x22144\x22 type\x3d\x22video/3gpp\x22 bitrate\x3d\x2279\x22 scalable\x3d\x22true\x22 maintainAspectRatio\x3d\x22true\x22\x3e\x3c![CDATA[https://redirector.gvt1.com/videoplayback/id/770a554aaa371f9d/itag/17/source/gfp_video_ads/requiressl/yes/acao/yes/mime/video%2F3gpp/ctier/L/ip/0.0.0.0/ipbits/0/expire/1577205057/sparams/ip,ipbits,expire,id,itag,source,requiressl,acao,mime,ctier/signature/05D569611323A28406DF88C812640400B44DAA9E.1A4971DB1B5DD612094A6F0DD9A84862291796CF/key/ck2/file/file.3gp]]\x3e\x3c/MediaFile\x3e\n       \x3cMediaFile id\x3d\x22GDFP\x22 delivery\x3d\x22progressive\x22 width\x3d\x22320\x22 height\x3d\x22180\x22 type\x3d\x22video/3gpp\x22 bitrate\x3d\x22216\x22 scalable\x3d\x22true\x22 maintainAspectRatio\x3d\x22true\x22\x3e\x3c![CDATA[https://redirector.gvt1.com/videoplayback/id/770a554aaa371f9d/itag/36/source/gfp_video_ads/requiressl/yes/acao/yes/mime/video%2F3gpp/ctier/L/ip/0.0.0.0/ipbits/0/expire/1577205057/sparams/ip,ipbits,expire,id,itag,source,requiressl,acao,mime,ctier/signature/0A47814B13F1BA072A37645C31EFF0E3427BB4FD.5AE0B6A6E4E4BADE77428619966887042B9563F1/key/ck2/file/file.3gp]]\x3e\x3c/MediaFile\x3e\n       \x3cMediaFile id\x3d\x22GDFP\x22 delivery\x3d\x22progressive\x22 width\x3d\x22640\x22 height\x3d\x22360\x22 type\x3d\x22video/mp4\x22 bitrate\x3d\x22572\x22 scalable\x3d\x22true\x22 maintainAspectRatio\x3d\x22true\x22\x3e\x3c![CDATA[https://redirector.gvt1.com/videoplayback/id/770a554aaa371f9d/itag/18/source/gfp_video_ads/requiressl/yes/acao/yes/mime/video%2Fmp4/ctier/L/ip/0.0.0.0/ipbits/0/expire/1577205057/sparams/ip,ipbits,expire,id,itag,source,requiressl,acao,mime,ctier/signature/0F346D6D190C5BCA2DF071D04989F967D3C3E9B6.BC1FB9060AB855F26ACF4AC95E2844A7C3648F04/key/ck2/file/file.mp4]]\x3e\x3c/MediaFile\x3e\n       \x3cMediaFile id\x3d\x22GDFP\x22 delivery\x3d\x22streaming\x22 width\x3d\x22426\x22 height\x3d\x22240\x22 type\x3d\x22application/x-mpegURL\x22 minBitrate\x3d\x2245\x22 maxBitrate\x3d\x22471\x22 scalable\x3d\x22true\x22 maintainAspectRatio\x3d\x22true\x22\x3e\x3c![CDATA[https://redirector.gvt1.com/api/manifest/hls_variant/requiressl/yes/source/gfp_video_ads/id/770a554aaa371f9d/itag/0/playlist_type/LIVE/acao/yes/mime/application%2Fx-mpegURL/ctier/L/ip/0.0.0.0/ipbits/0/expire/1608719457/sparams/ip,ipbits,expire,requiressl,source,id,itag,playlist_type,acao,mime,ctier/signature/5DC77C6C7B46111C269F0DB6911A0A19AEE718E5.3B3F00F78B30ACFA58E61288058718BB2AEBF2E3/key/ck2/file/index.m3u8]]\x3e\x3c/MediaFile\x3e\n       \x3cMediaFile id\x3d\x22GDFP\x22 delivery\x3d\x22streaming\x22 width\x3d\x22426\x22 height\x3d\x22240\x22 type\x3d\x22application/dash+xml\x22 minBitrate\x3d\x2245\x22 maxBitrate\x3d\x22471\x22 scalable\x3d\x22true\x22 maintainAspectRatio\x3d\x22true\x22\x3e\x3c![CDATA[https://redirector.gvt1.com/api/manifest/dash/requiressl/yes/source/gfp_video_ads/id/770a554aaa371f9d/itag/0/playlist_type/LIVE/acao/yes/mime/application%2Fdash+xml/ctier/L/ip/0.0.0.0/ipbits/0/expire/1608719457/sparams/ip,ipbits,expire,requiressl,source,id,itag,playlist_type,acao,mime,ctier/signature/1D447EF88BAA4E7CCB9610037DB3F321D0191A28.91E38D017784863F5EE1F8C5952335D1B3B0C4F0/key/ck2]]\x3e\x3c/MediaFile\x3e\n       \x3cMediaFile id\x3d\x22GDFP\x22 delivery\x3d\x22progressive\x22 width\x3d\x22640\x22 height\x3d\x22360\x22 type\x3d\x22video/webm\x22 bitrate\x3d\x22717\x22 scalable\x3d\x22true\x22 maintainAspectRatio\x3d\x22true\x22\x3e\x3c![CDATA[https://redirector.gvt1.com/videoplayback/id/770a554aaa371f9d/itag/43/source/gfp_video_ads/requiressl/yes/acao/yes/mime/video%2Fwebm/ctier/L/ip/0.0.0.0/ipbits/0/expire/1577205057/sparams/ip,ipbits,expire,id,itag,source,requiressl,acao,mime,ctier/signature/0680B9984515A1064F3D2F30C78904F8968F6C8A.2D99856350B931137024F1764B12F405144038D2/key/ck2/file/file.webm]]\x3e\x3c/MediaFile\x3e\n      \x3c/MediaFiles\x3e\n     \x3c/Linear\x3e\n    \x3c/Creative\x3e\n   \x3c/Creatives\x3e\n   \x3cExtensions\x3e\x3cExtension type\x3d\x22geo\x22\x3e\x3cCountry\x3eLV\x3c/Country\x3e\x3cBandwidth\x3e0\x3c/Bandwidth\x3e\x3c/Extension\x3e\x3cExtension type\x3d\x22activeview\x22\x3e\x3cCustomTracking\x3e\x3cTracking event\x3d\x22viewable_impression\x22\x3e\x3c![CDATA[https://pubads.g.doubleclick.net/pagead/conversion/?ai\x3dBLfNz4egBXsjfGsu0iQbLtrjwDIuG789FAAAAEAEgjoHyIzgAWMLu6piDBGCtA7IBD3d3dy5ueXRpbWVzLmNvbboBCWdmcF9pbWFnZcgBCdoBXGh0dHBzOi8vd3d3Lm55dGltZXMuY29tLzIwMDUvMDgvMjgvd2Vla2lucmV2aWV3L2EtZmV3LXdvcmRzLWFib3V0LXN1ZG9rdS13aGljaC1oYXMtbm9uZS5odG1smAKQTsACAuACAOoCGi8yOTM5MDIzOC9ueXQvd2Vla2lucmV2aWV3-ALw0R6QA8gGmAOkA6gDAeAEAdIFBhDP1K_DE5AGAaAGH6gH7NUbqAfz0RvYBwDgBx_SCAkIgOGAcBABGB0\x26sigh\x3dDDrTOywbwM0\x26label\x3dviewable_impression\x26acvw\x3d[VIEWABILITY]\x26gv\x3d[GOOGLE_VIEWABILITY]\x26ad_mt\x3d[AD_MT]]]\x3e\x3c/Tracking\x3e\x3cTracking event\x3d\x22abandon\x22\x3e\x3c![CDATA[https://pubads.g.doubleclick.net/pagead/conversion/?ai\x3dBLfNz4egBXsjfGsu0iQbLtrjwDIuG789FAAAAEAEgjoHyIzgAWMLu6piDBGCtA7IBD3d3dy5ueXRpbWVzLmNvbboBCWdmcF9pbWFnZcgBCdoBXGh0dHBzOi8vd3d3Lm55dGltZXMuY29tLzIwMDUvMDgvMjgvd2Vla2lucmV2aWV3L2EtZmV3LXdvcmRzLWFib3V0LXN1ZG9rdS13aGljaC1oYXMtbm9uZS5odG1smAKQTsACAuACAOoCGi8yOTM5MDIzOC9ueXQvd2Vla2lucmV2aWV3-ALw0R6QA8gGmAOkA6gDAeAEAdIFBhDP1K_DE5AGAaAGH6gH7NUbqAfz0RvYBwDgBx_SCAkIgOGAcBABGB0\x26sigh\x3dDDrTOywbwM0\x26label\x3dvideo_abandon\x26acvw\x3d[VIEWABILITY]\x26gv\x3d[GOOGLE_VIEWABILITY]]]\x3e\x3c/Tracking\x3e\x3cTracking event\x3d\x22viewable_impression\x22\x3e\x3c![CDATA[https://pagead2.googlesyndication.com/pcs/activeview?xai\x3dAKAOjsue60jItC0KfrBKElIxVyy6aK249-sA7b-FPykBiwzdIZvIwcwhnxnSiiHPLgRx1KfCZJsNGi1-uRcg4UI9ZWyFWizg9-XWwQ3p7OczT8A\x26sig\x3dCg0ArKJSzCKUOFFAiIauEAE\x26id\x3dlidarv\x26acvw\x3d[VIEWABILITY]]]\x3e\x3c/Tracking\x3e\x3cTracking event\x3d\x22measurable_impression\x22\x3e\x3c![CDATA[https://pagead2.googlesyndication.com/pcs/activeview?xai\x3dAKAOjsue60jItC0KfrBKElIxVyy6aK249-sA7b-FPykBiwzdIZvIwcwhnxnSiiHPLgRx1KfCZJsNGi1-uRcg4UI9ZWyFWizg9-XWwQ3p7OczT8A\x26sig\x3dCg0ArKJSzCKUOFFAiIauEAE\x26id\x3dlidarv\x26acvw\x3d[VIEWABILITY]\x26avm\x3d1]]\x3e\x3c/Tracking\x3e\x3cTracking event\x3d\x22fully_viewable_audible_half_duration_impression\x22\x3e\x3c![CDATA[https://pagead2.googlesyndication.com/pcs/activeview?xai\x3dAKAOjsue60jItC0KfrBKElIxVyy6aK249-sA7b-FPykBiwzdIZvIwcwhnxnSiiHPLgRx1KfCZJsNGi1-uRcg4UI9ZWyFWizg9-XWwQ3p7OczT8A\x26sig\x3dCg0ArKJSzCKUOFFAiIauEAE\x26id\x3dlidarv\x26acvw\x3d[VIEWABILITY]\x26avgm\x3d1]]\x3e\x3c/Tracking\x3e\x3cTracking event\x3d\x22measurable_impression\x22\x3e\x3c![CDATA[https://pubads.g.doubleclick.net/pagead/conversion/?ai\x3dBLfNz4egBXsjfGsu0iQbLtrjwDIuG789FAAAAEAEgjoHyIzgAWMLu6piDBGCtA7IBD3d3dy5ueXRpbWVzLmNvbboBCWdmcF9pbWFnZcgBCdoBXGh0dHBzOi8vd3d3Lm55dGltZXMuY29tLzIwMDUvMDgvMjgvd2Vla2lucmV2aWV3L2EtZmV3LXdvcmRzLWFib3V0LXN1ZG9rdS13aGljaC1oYXMtbm9uZS5odG1smAKQTsACAuACAOoCGi8yOTM5MDIzOC9ueXQvd2Vla2lucmV2aWV3-ALw0R6QA8gGmAOkA6gDAeAEAdIFBhDP1K_DE5AGAaAGH6gH7NUbqAfz0RvYBwDgBx_SCAkIgOGAcBABGB0\x26sigh\x3dDDrTOywbwM0\x26label\x3dactive_view_video_measurable_impression\x26acvw\x3d[VIEWABILITY]\x26gv\x3d[GOOGLE_VIEWABILITY]]]\x3e\x3c/Tracking\x3e\x3cTracking event\x3d\x22fully_viewable_audible_half_duration_impression\x22\x3e\x3c![CDATA[https://pubads.g.doubleclick.net/pagead/conversion/?ai\x3dBLfNz4egBXsjfGsu0iQbLtrjwDIuG789FAAAAEAEgjoHyIzgAWMLu6piDBGCtA7IBD3d3dy5ueXRpbWVzLmNvbboBCWdmcF9pbWFnZcgBCdoBXGh0dHBzOi8vd3d3Lm55dGltZXMuY29tLzIwMDUvMDgvMjgvd2Vla2lucmV2aWV3L2EtZmV3LXdvcmRzLWFib3V0LXN1ZG9rdS13aGljaC1oYXMtbm9uZS5odG1smAKQTsACAuACAOoCGi8yOTM5MDIzOC9ueXQvd2Vla2lucmV2aWV3-ALw0R6QA8gGmAOkA6gDAeAEAdIFBhDP1K_DE5AGAaAGH6gH7NUbqAfz0RvYBwDgBx_SCAkIgOGAcBABGB0\x26sigh\x3dDDrTOywbwM0\x26label\x3dfully_viewable_audible_half_duration_impression\x26acvw\x3d[VIEWABILITY]\x26gv\x3d[GOOGLE_VIEWABILITY]]]\x3e\x3c/Tracking\x3e\x3c/CustomTracking\x3e\x3cActiveViewMetadata\x3e\x3c![CDATA[la\x3d0\x26alp\x3dxai\x26alh\x3d2432922593\x26xdi\x3d0\x26]]\x3e\x3c/ActiveViewMetadata\x3e\x3c/Extension\x3e\x3cExtension type\x3d\x22metrics\x22\x3e\x3cFeEventId\x3e4egBXrOWGoGaiQbPvp74Dg\x3c/FeEventId\x3e\x3cAdEventId\x3eCIjU552KzuYCFUtawgodSxsOzg\x3c/AdEventId\x3e\x3c/Extension\x3e\x3cExtension type\x3d\x22video_ad_loaded\x22\x3e\x3cCustomTracking\x3e\x3cTracking event\x3d\x22loaded\x22\x3e\x3c![CDATA[https://pubads.g.doubleclick.net/pagead/conversion/?ai\x3dBLfNz4egBXsjfGsu0iQbLtrjwDIuG789FAAAAEAEgjoHyIzgAWMLu6piDBGCtA7IBD3d3dy5ueXRpbWVzLmNvbboBCWdmcF9pbWFnZcgBCdoBXGh0dHBzOi8vd3d3Lm55dGltZXMuY29tLzIwMDUvMDgvMjgvd2Vla2lucmV2aWV3L2EtZmV3LXdvcmRzLWFib3V0LXN1ZG9rdS13aGljaC1oYXMtbm9uZS5odG1smAKQTsACAuACAOoCGi8yOTM5MDIzOC9ueXQvd2Vla2lucmV2aWV3-ALw0R6QA8gGmAOkA6gDAeAEAdIFBhDP1K_DE5AGAaAGH6gH7NUbqAfz0RvYBwDgBx_SCAkIgOGAcBABGB0\x26sigh\x3dDDrTOywbwM0\x26label\x3dvideo_ad_loaded]]\x3e\x3c/Tracking\x3e\x3c/CustomTracking\x3e\x3c/Extension\x3e\x3c/Extensions\x3e\n  \x3c/InLine\x3e\n \x3c/Ad\x3e\n\x3c/VAST\x3e\n&quot;,&quot;https://adclick.g.doubleclick.net/pcs/click?xai\x3dAKAOjst99WWNGNetUma49X66o0ef6h8EMJhcBNKO2cMQ4mJ1Le5aXcmpotP6k6nTDWB63keiTnyjtRyE_SCm_SaCQrL_pI7wSoBioxhst7Eavn68QaJl8NOClTer6ATINAFT1Vx3P4QTPHvvcdE23vM0pv6YTzH7rOZ5TRHwyOZtNRkxp18sEle_0QEYupQju0uHJcfhZKHq3usMVBqdLjz2ALb2JVbd1OApo86BrkhyaE6vyEAb6YEGjeG3FN3YL8WG0zJzP6QHu7TzMYo\x26sig\x3dCg0ArKJSzD17-3ARPaFuEAE\x26urlfix\x3d1\x26adurl\x3dhttps://ad.doubleclick.net/ddm/trackclk/N1066535.2731202NEWYORKTIMESDIGI/B23536626.261565732%3Bdc_trk_aid%3D457168337%3Bdc_trk_cid%3D124928875%3Bdc_lat%3D%3Bdc_rdid%3D%3Btag_for_child_directed_treatment%3D%3Btfua%3D&quot;,&quot;https://pagead2.googlesyndication.com/simgad/7963061405446398521&quot;,&quot;en&quot;,1843856800,&quot;_blank&quot;);&lt;/script&gt;       &lt;/div&gt;     &lt;/div&gt;&lt;a target=&quot;_blank&quot; href=&quot;https://adclick.g.doubleclick.net/pcs/click?xai=AKAOjst99WWNGNetUma49X66o0ef6h8EMJhcBNKO2cMQ4mJ1Le5aXcmpotP6k6nTDWB63keiTnyjtRyE_SCm_SaCQrL_pI7wSoBioxhst7Eavn68QaJl8NOClTer6ATINAFT1Vx3P4QTPHvvcdE23vM0pv6YTzH7rOZ5TRHwyOZtNRkxp18sEle_0QEYupQju0uHJcfhZKHq3usMVBqdLjz2ALb2JVbd1OApo86BrkhyaE6vyEAb6YEGjeG3FN3YL8WG0zJzP6QHu7TzMYo&amp;sig=Cg0ArKJSzD17-3ARPaFuEAE&amp;urlfix=1&amp;adurl=https://ad.doubleclick.net/ddm/trackclk/N1066535.2731202NEWYORKTIMESDIGI/B23536626.261565732%3Bdc_trk_aid%3D457168337%3Bdc_trk_cid%3D124928875%3Bdc_lat%3D%3Bdc_rdid%3D%3Btag_for_child_directed_treatment%3D%3Btfua%3D&quot;&gt;    &lt;div class=&quot;content-container&quot;&gt;      &lt;div class=&quot;content-well&quot;&gt;      &lt;div class=&quot;logo&quot;&gt;            &lt;img onclick=&quot;eventTracker.generalEventTrack('clickURL', 'logo', 'https://adclick.g.doubleclick.net/pcs/click?xai=AKAOjst99WWNGNetUma49X66o0ef6h8EMJhcBNKO2cMQ4mJ1Le5aXcmpotP6k6nTDWB63keiTnyjtRyE_SCm_SaCQrL_pI7wSoBioxhst7Eavn68QaJl8NOClTer6ATINAFT1Vx3P4QTPHvvcdE23vM0pv6YTzH7rOZ5TRHwyOZtNRkxp18sEle_0QEYupQju0uHJcfhZKHq3usMVBqdLjz2ALb2JVbd1OApo86BrkhyaE6vyEAb6YEGjeG3FN3YL8WG0zJzP6QHu7TzMYo&amp;sig=Cg0ArKJSzD17-3ARPaFuEAE&amp;urlfix=1&amp;adurl=https://ad.doubleclick.net/ddm/trackclk/N1066535.2731202NEWYORKTIMESDIGI/B23536626.261565732;dc_trk_aid=457168337;dc_trk_cid=124928875;dc_lat=;dc_rdid=;tag_for_child_directed_treatment=;tfua=')&quot; class=&quot;logo-std&quot; src=&quot;https://tpc.googlesyndication.com/pagead/imgad?id=CICAgKCnrtiAKxABGAEyCNhoJkBIVbyi&quot; /&gt;            &lt;img onclick=&quot;eventTracker.generalEventTrack('clickURL', 'logo', 'https://adclick.g.doubleclick.net/pcs/click?xai=AKAOjst99WWNGNetUma49X66o0ef6h8EMJhcBNKO2cMQ4mJ1Le5aXcmpotP6k6nTDWB63keiTnyjtRyE_SCm_SaCQrL_pI7wSoBioxhst7Eavn68QaJl8NOClTer6ATINAFT1Vx3P4QTPHvvcdE23vM0pv6YTzH7rOZ5TRHwyOZtNRkxp18sEle_0QEYupQju0uHJcfhZKHq3usMVBqdLjz2ALb2JVbd1OApo86BrkhyaE6vyEAb6YEGjeG3FN3YL8WG0zJzP6QHu7TzMYo&amp;sig=Cg0ArKJSzD17-3ARPaFuEAE&amp;urlfix=1&amp;adurl=https://ad.doubleclick.net/ddm/trackclk/N1066535.2731202NEWYORKTIMESDIGI/B23536626.261565732;dc_trk_aid=457168337;dc_trk_cid=124928875;dc_lat=;dc_rdid=;tag_for_child_directed_treatment=;tfua=')&quot; class=&quot;logo-hi-res&quot; src=&quot;https://tpc.googlesyndication.com/pagead/imgad?id=CICAgKCnrtiAKxABGAEyCNhoJkBIVbyi&quot; /&gt;          &lt;/div&gt;        &lt;div class=&quot;content-middle-well&quot;&gt;          &lt;div id=&quot;title2&quot; class=&quot;title&quot;&gt;Join the Movement&lt;/div&gt;          &lt;div class=&quot;summary&quot;&gt;Dance into the holidays with Salvatore Ferragamo&lt;/div&gt;          &lt;div onclick=&quot;eventTracker.generalEventTrack('clickURL', 'cta', 'https://adclick.g.doubleclick.net/pcs/click?xai=AKAOjst99WWNGNetUma49X66o0ef6h8EMJhcBNKO2cMQ4mJ1Le5aXcmpotP6k6nTDWB63keiTnyjtRyE_SCm_SaCQrL_pI7wSoBioxhst7Eavn68QaJl8NOClTer6ATINAFT1Vx3P4QTPHvvcdE23vM0pv6YTzH7rOZ5TRHwyOZtNRkxp18sEle_0QEYupQju0uHJcfhZKHq3usMVBqdLjz2ALb2JVbd1OApo86BrkhyaE6vyEAb6YEGjeG3FN3YL8WG0zJzP6QHu7TzMYo&amp;sig=Cg0ArKJSzD17-3ARPaFuEAE&amp;urlfix=1&amp;adurl=https://ad.doubleclick.net/ddm/trackclk/N1066535.2731202NEWYORKTIMESDIGI/B23536626.261565732;dc_trk_aid=457168337;dc_trk_cid=124928875;dc_lat=;dc_rdid=;tag_for_child_directed_treatment=;tfua=')&quot; class=&quot;cta&quot;&gt;Learn More&lt;/div&gt;      &lt;div class=&quot;disclaimer&quot;&gt;&lt;/div&gt;        &lt;/div&gt;      &lt;/div&gt;    &lt;/div&gt;    &lt;div class=&quot;img-container&quot;&gt;      &lt;img src=&quot;https://tpc.googlesyndication.com/pagead/imgad?id=CICAgKCnrui8bxABGAEyCFYb7FXFEj3A&quot; /&gt;    &lt;/div&gt;    &lt;/a&gt;  &lt;/div&gt;&lt;/div&gt;&lt;div style=&quot;display: none;&quot;&gt;&lt;IMG SRC=&quot;https://ad.doubleclick.net/ddm/trackimp/N1066535.2731202NEWYORKTIMESDIGI/B23536626.261565732;dc_trk_aid=457168337;dc_trk_cid=124928875;ord=1081387248;dc_lat=;dc_rdid=;tag_for_child_directed_treatment=;tfua=?&quot; BORDER=&quot;0&quot; HEIGHT=&quot;1&quot; WIDTH=&quot;1&quot; ALT=&quot;Advertisement&quot;&gt;    &lt;img src=&quot;https://secure-gl.imrworldwide.com/cgi-bin/m?ca=nlsn198822&amp;cr=crtve&amp;ce=nytimes&amp;pc=nytimes_plc0004&amp;ci=nlsnci1777&amp;am=3&amp;at=view&amp;rt=banner&amp;st=image&amp;r=1081387248&quot; style=&quot;display:none&quot;/&gt; &lt;/div&gt;&lt;!-- &lt;script type=&quot;text/javascript&quot; src=&quot;https://static01.nyt.com/ads/dfp_native_ads/javascript/canvas-video-player-patched.js&quot;&gt;&lt;/script&gt;--&gt;&lt;script type=&quot;text/javascript&quot;&gt; &quot;use strict&quot;;// Native Tracking Code //var eventTracker = function () {var ETLink = &quot;https://et.nytimes.com/?subject=dfp-ad-events&amp;dfp_creativeid=138296342338&amp;dfp_lineitemid=5241563727&amp;dfp_orderid=2635151897&amp;dfp_viewport=large&amp;pageviewid=WZEXrbJosjYGbnZe2OG4_U5O&amp;dfp_pos=top&amp;dfp_prop=nyt&quot;;var slideCSSClass = &quot;slide&quot;;var slideNavType = &quot;slideURL&quot;;var slideClickType = &quot;clickURL&quot;;//Slide navigation controlvar slidesNum = document.getElementsByClassName(slideCSSClass).length;var currentSlide = 1;/** function to call the Nytimes ET pixel link for the slide templte* @param curr - current slide* @param type - event type */var ETSlideCall = function ETSlideCall(type, curr) {var next = arguments.length &gt; 2 &amp;&amp; arguments[2] !== undefined ? arguments[2] : &quot;&quot;;var trackingLink = ETLink + &quot;&amp;dfp_event_type=&quot; + type + &quot;&amp;dfp_event_location=slide-&quot; + curr;if (next != &quot;&quot;) {trackingLink += &quot;_&quot; + &quot;slide-&quot; + next;}document.createElement('img').src = trackingLink;};//Public functionsreturn {/**Next slide function - Updates the current slide and call the ET function*/nextSlideET: function nextSlideET() {var prevSlide = currentSlide;if (currentSlide &gt;= slidesNum) {currentSlide = 1;} else {currentSlide++;}ETSlideCall(slideNavType, prevSlide, currentSlide);},/** Previous slide function - Updates the current slide and call the ET function*/prevSlideET: function prevSlideET() {var prevSlide = currentSlide;if (currentSlide &lt;= 1) {currentSlide = slidesNum;} else {currentSlide--;}ETSlideCall(slideNavType, prevSlide, currentSlide);},/** Click slide function - Redirects to target url* @param tag - HTML anchor tag the called this func. * @param next - sums up to the current slide number * usage: &lt;a href=&quot;link-to-the-ad-redirect&quot; onclick=&quot;eventTracker.slideClickET(this)&quot;&gt;*/slideClickET: function slideClickET(tag) {var next = arguments.length &gt; 1 &amp;&amp; arguments[1] !== undefined ? arguments[1] : false;// console.log(&quot;this&quot;, tag);event.preventDefault();var slideTrack = currentSlide;if (next) {slideTrack = currentSlide == slidesNum ? 1 : currentSlide + 1;}ETSlideCall(slideClickType, slideTrack);var url = tag.href;window.open(url, '_blank');},/** General event tracker call* @param eventType - event type to be tracked* @param eventLocation - event location to be tracked* @param redirectLink - Link to ad page to be called after eventtracker*/generalEventTrack: function generalEventTrack(type, curr) {var redirectLink = arguments.length &gt; 2 &amp;&amp; arguments[2] !== undefined ? arguments[2] : &quot;&quot;;event.preventDefault();var trackingLink = ETLink + &quot;&amp;dfp_event_type=&quot; + type + &quot;&amp;dfp_event_location=&quot; + curr;document.createElement('img').src = trackingLink;if (redirectLink != &quot;&quot;) {window.open(redirectLink, '_blank');}  parent.postMessage({  event: 'send-direct',  payload: {    dfp_creativeid: '138296342338',    dfp_orderid: '2635151897',    dfp_viewport: 'large',    dfp_pos: 'top',    dfp_prop: 'nyt',    dfp_event_type: type,    dfp_event_location: curr,    subject: 'dfp-ad-events'  }},  'https://www.nytimes.com/');  },setETLink: function setETLink(link) {ETLink = link;},setSlideCSSClass: function setSlideCSSClass(cssClass) {slideCSSClass = cssClass;slidesNum = document.getElementsByClassName(slideCSSClass).length;},setSlideClicktype: function setSlideClicktype(type) {slideClickType = type;},setSlideNavType: function setSlideNavType(type) {slideNavType = type;}};}();// End of Native Tracking Code // (function() {  var mediaContainer = document.getElementById('media-container')  var tabletContent = mediaContainer.getElementsByClassName('media-content')[0];  var tabletCTA = mediaContainer.getElementsByClassName('cta')[0];  var tabletGradient = mediaContainer.getElementsByClassName('gradient')[0];  var tabletLogo = mediaContainer.getElementsByClassName('logo')[0];  var isIphone = navigator.userAgent.indexOf('iPhone') &gt;= 0;if (isIphone) {  } else {    //Register the SafeFrame API extension and listen for viewable change.    try {      //$sf.ext.register(1605, 300, status_update);    } catch(e){      //console.log(&quot;Exception or no safeframes available: &quot; + e.message);    }    //Toggle cover if video view percent passes 50.    function status_update(status, data)    {      if($sf.ext.inViewPercentage() &lt; 50){         revealCover();        reset();      } else {        hideCover();      }    }  }  function revealCover () {    tabletContent.classList.remove('hidden');    tabletCTA.classList.add('hidden');    tabletGradient.classList.remove('hidden');    tabletLogo.classList.remove('hidden');  }  function hideCover () {    tabletContent.classList.add('hidden');    tabletCTA.classList.remove('hidden');    tabletGradient.classList.add('hidden');    tabletLogo.classList.remove('hidden');  }  function reset() {  }})();&lt;/script&gt;&lt;!--Remove JS code for context bullet&lt;script type=&quot;text/javascript&quot;&gt;(function() {  var header = document.getElementsByClassName('context-bullet')[0];  var headerContent = document.getElementsByClassName('context-bullet-content')[0];  var noHeaderPages = ['hp', 'int', 'art', 'art,rev', 'art,oak'];  var pageType = 'art';  var pagePos = 'top';  var prop = 'nyt';  if (pagePos === 'top') {    if (noHeaderPages.indexOf(pageType) &gt; -1) {      header.style.display = 'none';    } else {      headerContent.style.display = 'none';    }  } else if (prop === 'itabapp') {    header.style.display = 'table';  } else if (pageType === 'hp') {    header.style.display = 'none';  } })();&lt;/script&gt;--&gt;&lt;script type=&quot;text/javascript&quot;&gt;(function() {// Hide gradient if necessaryvar toggleGradient = 0;var gradients = [].slice.call(document.getElementsByClassName('gradient'));if (toggleGradient &gt; 0) {  gradients.forEach(function(el) {    el.style.display = 'none';  });}})();&lt;/script&gt;&lt;div id=&quot;impression-pixel&quot; class=&quot;impression-tracker&quot;&gt;  &lt;img src=&quot;&quot; width=&quot;1&quot; height=&quot;1&quot; border=&quot;0&quot; /&gt;&lt;/div&gt;&lt;div id=&quot;impression-pixel-2&quot; class=&quot;impression-tracker&quot;&gt;  &lt;img src=&quot;&quot; width=&quot;1&quot; height=&quot;1&quot; border=&quot;0&quot; /&gt;&lt;/div&gt;&lt;script type=&quot;text/javascript&quot;&gt;parent.postMessage({exclusive: , type: '', div:'top'},'*');&lt;/script&gt;&lt;!-- Removed JS that removed the end of JS that checks for play pause--&gt;&lt;script&gt;// code to check if the video is playing or not// Global Variables for setting purposes:var IntervalDelta = 200;var DimensionCutOffPoint = 975;var DEBUG = false;function checkforPlayPauseState () {  // local variables  var status;       // status check, to set the value if video is playing or not  var GVD;          // google native player within gets inserted by DFP  var imgLocation;  // image location of the video play / pause btn  var playPNG;      // storing the location of the play / pause btn  try {GVD = document.getElementById(&quot;google-native-video&quot;);} catch (Error) {}  try {imgLocation = GVD.children[2].src;} catch (Error) {}  try {playPNG = imgLocation.search(&quot;play&quot;);} catch (Error) {}  if (playPNG &gt; -1) { status = &quot;pause&quot;; }  else { status = &quot;playing&quot;; }  return status;  // returning &quot;pause&quot; or &quot;playing&quot; strings}// function to continuously check to see if the video is playing or notsetInterval(function(){   var intViewportWidth;     // checking the width of the browser  var mediaContent;         // mediaContent div storage   try {intViewportWidth = window.innerWidth;} catch (Error) {}  // checking the width of the browser  try {mediaContent = document.querySelector(&quot;.media-content&quot;);} catch (Error) {}  if (intViewportWidth &lt; DimensionCutOffPoint) {    var playPauseStats = checkforPlayPauseState();    if (playPauseStats == &quot;pause&quot;) {       try { mediaContent.style.display = &quot;block&quot;;}       catch(Error) {}     }    else {      try { mediaContent.style.display = &quot;none&quot;;}       catch(Error) {}     }    if (DEBUG) {console.log(&quot;checking ad video status :::: &quot;,playPauseStats);}      }  else {    try { mediaContent.style.display = &quot;none&quot;;} catch(Error) {}   }   }, IntervalDelta);//  end of code to check if the video is playing or not&lt;/script&gt;&lt;/div&gt;&lt;script&gt;if (window.top &amp;&amp; window.top.postMessage) {window.top.postMessage('{&quot;key_value&quot;:[{&quot;key&quot;:&quot;qid&quot;,&quot;value&quot;:&quot;CIjU552KzuYCFUtawgodSxsOzg&quot;}],&quot;googMsgType&quot;:&quot;adpnt&quot;}','*');}&lt;/script&gt;&lt;div style=&quot;bottom:0;right:0;width:100px;height:100px;background:initial !important;position:absolute !important;max-width:100% !important;max-height:100% !important;pointer-events:none !important;image-rendering:pixelated !important;z-index:2147483647;background-image:url('data:image/png;base64,iVBORw0KGgoAAAANSUhEUgAAACsAAAAWBAMAAACrl3iAAAAABlBMVEUAAAD+AciWmZzWAAAAAnRSTlMAApidrBQAAAB7SURBVBjTbVGBDcAwCKIf+P+1dSpCk7nFxskQKfAfpwN8uwKiupkjY6tCZK5DVXaICqvUP/0sGszOTSXEjhLGx+m68Sipb8uNnRAYJQO0CUREK15JDcLQit54Y/5y3b2e4NpS1siTA81wB4NSat3HQd6QcZvn4Q6uRXlcyjoFPgenIF0AAAAASUVORK5CYII=') !important;&quot;&gt;&lt;/div&gt;&lt;/body&gt;&lt;/html&gt;{&quot;uid&quot;:&quot;1&quot;,&quot;hostPeerName&quot;:&quot;https://www.nytimes.com&quot;,&quot;initialGeometry&quot;:&quot;{\&quot;windowCoords_t\&quot;:0,\&quot;windowCoords_r\&quot;:1280,\&quot;windowCoords_b\&quot;:968,\&quot;windowCoords_l\&quot;:0,\&quot;frameCoords_t\&quot;:86,\&quot;frameCoords_r\&quot;:1257,\&quot;frameCoords_b\&quot;:86,\&quot;frameCoords_l\&quot;:0,\&quot;styleZIndex\&quot;:\&quot;auto\&quot;,\&quot;allowedExpansion_t\&quot;:86,\&quot;allowedExpansion_r\&quot;:0,\&quot;allowedExpansion_b\&quot;:765,\&quot;allowedExpansion_l\&quot;:0,\&quot;xInView\&quot;:0,\&quot;yInView\&quot;:0}&quot;,&quot;permissions&quot;:&quot;{\&quot;expandByOverlay\&quot;:false,\&quot;expandByPush\&quot;:false,\&quot;readCookie\&quot;:false,\&quot;writeCookie\&quot;:false}&quot;,&quot;metadata&quot;:&quot;{\&quot;shared\&quot;:{\&quot;sf_ver\&quot;:\&quot;1-0-37\&quot;,\&quot;ck_on\&quot;:1,\&quot;flash_ver\&quot;:\&quot;0\&quot;}}&quot;,&quot;reportCreativeGeometry&quot;:true,&quot;isDifferentSourceWindow&quot;:false,&quot;goog_safeframe_hlt&quot;:{},&quot;encryptionMode&quot;:null}"/></draw:frame></text:p>
          </text:section>
        </text:section>
        <text:section text:style-name="Sect2" text:name="after-top">
          <text:p text:style-name="P6"/>
        </text:section>
        <text:p text:style-name="P26"><draw:frame draw:style-name="fr1" draw:name="Frame6" text:anchor-type="char" svg:width="0.0161in" draw:z-index="5"><draw:text-box fo:min-height="0.0161in"><text:p text:style-name="Text_20_body"><text:a xlink:type="simple" xlink:href="https://www.nytimes.com/2005/08/28/weekinreview/a-few-words-about-sudoku-which-has-none.html#after-top" text:style-name="Internet_20_link" text:visited-style-name="Visited_20_Internet_20_Link"><text:span text:style-name="T3">Continue reading the main story</text:span></text:a></text:p></draw:text-box></draw:frame></text:p>
      </text:section>
      <text:p text:style-name="P27">NUMBERS | THE SQUARE'S ROOTS</text:p>
      <text:h text:style-name="P31" text:outline-level="1"><text:bookmark text:name="link-1275f48"/>A Few Words About Sudoku, Which Has None</text:h>
      <text:p text:style-name="P20">By Will Shortz</text:p>
      <text:list xml:id="list824278700" text:style-name="L2">
        <text:list-item>
          <text:list>
            <text:list-item>
              <text:p text:style-name="P23"/>
            </text:list-item>
          </text:list>
        </text:list-item>
      </text:list>
      <text:p text:style-name="P21">IT is said that nature abhors a vacuum. As humans we seem to have an innate desire to fill up empty spaces. This might explain part of the appeal of sudoku, the new international craze, with its empty squares to be filled with digits.</text:p>
      <text:p text:style-name="P21">Since April, when sudoku was introduced to the United States in The New York Post, more than half the leading American newspapers have begun printing one or more sudoku a day. No puzzle has had such a fast introduction in newspapers since the crossword craze of 1924-25.</text:p>
      <text:p text:style-name="P21">A friend in New York reports that his elderly father, a lifelong reader of The Daily News, which does not yet print sudoku, has switched to The Post to get his daily fix. A correspondent reports buying three out-of-town newspapers a day for their sudoku. Truly addicted solvers choose from the dozens of books available, and do the puzzles obsessively, one after another.</text:p>
      <text:p text:style-name="P21">Why sudoku? And why now?</text:p>
      <text:p text:style-name="P21">The craze started in England last November, when Wayne Gould, a retired judge from New Zealand, persuaded The Times of London to print the puzzle. Judge Gould had seen sudoku in a Japanese puzzle magazine and written a computer program for creating sudoku at any desired level of difficulty.</text:p>
      <text:section text:style-name="Sect1" text:name="story-ad-1-wrapper">
        <text:p text:style-name="P29"/>
        <text:section text:style-name="Sect2" text:name="story-ad-1-slug">
          <text:p text:style-name="P28"><text:soft-page-break/>ADVERTISEMENT</text:p>
        </text:section>
        <text:section text:style-name="Sect2" text:name="story-ad-1">
          <text:p text:style-name="P30"/>
        </text:section>
        <text:section text:style-name="Sect2" text:name="after-story-ad-1">
          <text:p text:style-name="P30"/>
        </text:section>
        <text:p text:style-name="P26"><draw:frame draw:style-name="fr1" draw:name="Frame7" text:anchor-type="char" svg:width="0.0161in" draw:z-index="7"><draw:text-box fo:min-height="0.0161in"><text:p text:style-name="Text_20_body"><text:a xlink:type="simple" xlink:href="https://www.nytimes.com/2005/08/28/weekinreview/a-few-words-about-sudoku-which-has-none.html#after-story-ad-1" text:style-name="Internet_20_link" text:visited-style-name="Visited_20_Internet_20_Link"><text:span text:style-name="T3">Continue reading the main story</text:span></text:a></text:p></draw:text-box></draw:frame></text:p>
      </text:section>
      <text:p text:style-name="P22">Japanese puzzle magazines are filled with novel and ingenious logic puzzles. They are as popular in Japan as crosswords are in the United States. But Judge Gould saw two things in sudoku that set it apart: the rules, which can be stated in one sentence, and the size, which does not vary with degree of difficulty.</text:p>
      <text:p text:style-name="P21">Every puzzle craze in history has come along at an opportune time, and the same is true of sudoku. The world's first puzzle craze, tangrams, the seven-block puzzle introduced from China around 1817, could not have been possible before significant international trade and printing. The 15 Puzzle, in 1880, and Rubik's Cube, in the early 1980's, involved new manufacturing processes. And crosswords required a high educational level in the general public and the ability of newspapers to produce and print crossword grids easily, which did not occur until the 1920's.</text:p>
      <text:p text:style-name="P21">For its part, sudoku -- a short form of the Japanese words meaning "only single numbers allowed" -- could not have become popular before the rise of personal computers. Nearly all sudoku puzzles are computer generated, using programs that understand all the logical solving strategies, from the most basic to the most sophisticated, and so can determine mathematically how hard or easy a puzzle is. Before computers, it would have been laborious for a human to prove that each sudoku puzzle has a unique solution, as it must, and almost impossible for a human to rate its difficulty precisely.</text:p>
      <text:p text:style-name="P21"><text:soft-page-break/>People do puzzles for many reasons. Chief among them is that puzzles give the solver a feeling of being in control. Most of life's challenges don't have black-and-white solutions, and many have no resolution at all. We jump into the middle of problems and muddle through as best we can. With sudoku -- or any other human-made puzzle -- carrying it through from start to finish, and finding the perfect solution in the end, can produce a feeling of great pride.</text:p>
      <text:p text:style-name="P21">The audiences for crosswords and sudoku, understandably, overlap greatly, but there are differences, too. A crossword attracts a more literary person, while sudoku appeals to a keenly logical mind. Some crossword enthusiasts turn up their noses at sudoku because they feel it lacks depth. A good crossword requires vocabulary, knowledge, mental flexibility and sometimes even a sense of humor to complete. It touches numerous areas of life and provides an "Aha!" or two along the way. Sudoku, on the other hand, is just a logical exercise, each one similar to the last.</text:p>
      <text:section text:style-name="Sect1" text:name="story-ad-2-wrapper">
        <text:p text:style-name="P29"/>
        <text:section text:style-name="Sect2" text:name="story-ad-2-slug">
          <text:p text:style-name="P28">ADVERTISEMENT</text:p>
        </text:section>
        <text:section text:style-name="Sect2" text:name="story-ad-2">
          <text:p text:style-name="P30"/>
        </text:section>
        <text:section text:style-name="Sect2" text:name="after-story-ad-2">
          <text:p text:style-name="P30"/>
        </text:section>
        <text:p text:style-name="P26"><draw:frame draw:style-name="fr1" draw:name="Frame8" text:anchor-type="char" svg:width="0.0161in" draw:z-index="8"><draw:text-box fo:min-height="0.0161in"><text:p text:style-name="Text_20_body"><text:a xlink:type="simple" xlink:href="https://www.nytimes.com/2005/08/28/weekinreview/a-few-words-about-sudoku-which-has-none.html#after-story-ad-2" text:style-name="Internet_20_link" text:visited-style-name="Visited_20_Internet_20_Link"><text:span text:style-name="T3">Continue reading the main story</text:span></text:a></text:p></draw:text-box></draw:frame></text:p>
      </text:section>
      <text:p text:style-name="P22">A maxim in the puzzle world says that every puzzle type has a flaw. The traditional crossword, for example, relies too much on short words heavy with vowels, like aloe and oleo, to work. An acrostic puzzle, which involves the solver's transferring letters from a word list to a grid and back, can be tedious. If sudoku has a major failing, it is that it is unforgiving of error. If you make a <text:soft-page-break/>mistake and enter a wrong digit in a square, and then base other reasoning on that mistake, it is practically impossible to localize the problem and undo it. You have to erase the entire puzzle and start over, which can be frustrating.</text:p>
      <text:p text:style-name="P21">One potential flaw that sudoku does not have is repetition. The number of possible ways to fill a 9-by-9 sudoku grid is calculated at 6,670,903,752,021,072,936,960 -- and the number of different ways to give starting digits for solving all these combinations is almost unfathomable. There is never a chance of running out of sudoku puzzles.</text:p>
      <text:p text:style-name="P21">Numbers | The Square's Roots Will Shortz is crossword puzzle editor of The New York Times. His most recent books are collections of sudoku.</text:p>
      <text:section text:style-name="Sect1" text:name="bottom-wrapper">
        <text:p text:style-name="P9"/>
        <text:section text:style-name="Sect2" text:name="bottom-slug">
          <text:p text:style-name="P19">ADVERTISEMENT</text:p>
        </text:section>
        <text:section text:style-name="Sect2" text:name="bottom">
          <text:p text:style-name="P7"/>
        </text:section>
        <text:section text:style-name="Sect2" text:name="after-bottom">
          <text:p text:style-name="P7"/>
        </text:section>
        <text:p text:style-name="P26"><draw:frame draw:style-name="fr1" draw:name="Frame9" text:anchor-type="char" svg:width="0.0161in" draw:z-index="9"><draw:text-box fo:min-height="0.0161in"><text:p text:style-name="Text_20_body"><text:a xlink:type="simple" xlink:href="https://www.nytimes.com/2005/08/28/weekinreview/a-few-words-about-sudoku-which-has-none.html#after-bottom" text:style-name="Internet_20_link" text:visited-style-name="Visited_20_Internet_20_Link"><text:span text:style-name="T3">Continue reading the main story</text:span></text:a></text:p></draw:text-box></draw:frame></text:p>
      </text:section>
      <text:p text:style-name="P4"><draw:frame draw:style-name="fr1" draw:name="site-index-label" text:anchor-type="char" svg:width="0.0161in" draw:z-index="10"><draw:text-box fo:min-height="0.0161in"><text:h text:style-name="Heading_20_2" text:outline-level="2">Site Index</text:h></draw:text-box></draw:frame><text:a xlink:type="simple" xlink:href="https://www.nytimes.com/" text:style-name="Internet_20_link" text:visited-style-name="Visited_20_Internet_20_Link"><text:span text:style-name="T4">Go to Home Page »</text:span></text:a></text:p>
      <text:h text:style-name="P32" text:outline-level="3"><text:bookmark text:name="site-index-section-label-0"/>NEWS</text:h>
      <text:list xml:id="list787548354" text:style-name="L3">
        <text:list-item>
          <text:p text:style-name="P10"><text:a xlink:type="simple" xlink:href="https://www.nytimes.com/" text:style-name="Internet_20_link" text:visited-style-name="Visited_20_Internet_20_Link"><text:span text:style-name="T7">Home Page</text:span></text:a></text:p>
        </text:list-item>
        <text:list-item>
          <text:p text:style-name="P10"><text:a xlink:type="simple" xlink:href="https://www.nytimes.com/section/world" text:style-name="Internet_20_link" text:visited-style-name="Visited_20_Internet_20_Link"><text:span text:style-name="T7">World</text:span></text:a></text:p>
        </text:list-item>
        <text:list-item>
          <text:p text:style-name="P10"><text:a xlink:type="simple" xlink:href="https://www.nytimes.com/section/us" text:style-name="Internet_20_link" text:visited-style-name="Visited_20_Internet_20_Link"><text:span text:style-name="T7">U.S.</text:span></text:a></text:p>
        </text:list-item>
        <text:list-item>
          <text:p text:style-name="P10"><text:a xlink:type="simple" xlink:href="https://www.nytimes.com/section/politics" text:style-name="Internet_20_link" text:visited-style-name="Visited_20_Internet_20_Link"><text:span text:style-name="T7">Politics</text:span></text:a></text:p>
        </text:list-item>
        <text:list-item>
          <text:p text:style-name="P10"><text:a xlink:type="simple" xlink:href="https://www.nytimes.com/news-event/2020-election" text:style-name="Internet_20_link" text:visited-style-name="Visited_20_Internet_20_Link"><text:span text:style-name="T7">Election 2020</text:span></text:a></text:p>
        </text:list-item>
        <text:list-item>
          <text:p text:style-name="P10"><text:a xlink:type="simple" xlink:href="https://www.nytimes.com/section/nyregion" text:style-name="Internet_20_link" text:visited-style-name="Visited_20_Internet_20_Link"><text:span text:style-name="T7">New York</text:span></text:a></text:p>
        </text:list-item>
        <text:list-item>
          <text:p text:style-name="P10"><text:a xlink:type="simple" xlink:href="https://www.nytimes.com/section/business" text:style-name="Internet_20_link" text:visited-style-name="Visited_20_Internet_20_Link"><text:span text:style-name="T7">Business</text:span></text:a></text:p>
        </text:list-item>
        <text:list-item>
          <text:p text:style-name="P10"><text:a xlink:type="simple" xlink:href="https://www.nytimes.com/section/technology" text:style-name="Internet_20_link" text:visited-style-name="Visited_20_Internet_20_Link"><text:span text:style-name="T7">Tech</text:span></text:a></text:p>
        </text:list-item>
        <text:list-item>
          <text:p text:style-name="P10"><text:a xlink:type="simple" xlink:href="https://www.nytimes.com/section/science" text:style-name="Internet_20_link" text:visited-style-name="Visited_20_Internet_20_Link"><text:span text:style-name="T7">Science</text:span></text:a></text:p>
        </text:list-item>
        <text:list-item>
          <text:p text:style-name="P10"><text:a xlink:type="simple" xlink:href="https://www.nytimes.com/section/sports" text:style-name="Internet_20_link" text:visited-style-name="Visited_20_Internet_20_Link"><text:span text:style-name="T7">Sports</text:span></text:a></text:p>
        </text:list-item>
        <text:list-item>
          <text:p text:style-name="P10"><text:a xlink:type="simple" xlink:href="https://www.nytimes.com/section/obituaries" text:style-name="Internet_20_link" text:visited-style-name="Visited_20_Internet_20_Link"><text:span text:style-name="T7">Obituaries</text:span></text:a></text:p>
        </text:list-item>
        <text:list-item>
          <text:p text:style-name="P10"><text:a xlink:type="simple" xlink:href="https://www.nytimes.com/section/todayspaper" text:style-name="Internet_20_link" text:visited-style-name="Visited_20_Internet_20_Link"><text:span text:style-name="T7">Today's Paper</text:span></text:a></text:p>
        </text:list-item>
        <text:list-item>
          <text:p text:style-name="P10"><text:a xlink:type="simple" xlink:href="https://www.nytimes.com/section/corrections" text:style-name="Internet_20_link" text:visited-style-name="Visited_20_Internet_20_Link"><text:span text:style-name="T7">Corrections</text:span></text:a></text:p>
        </text:list-item>
      </text:list>
      <text:h text:style-name="P32" text:outline-level="3"><text:bookmark text:name="site-index-section-label-1"/>OPINION</text:h>
      <text:list xml:id="list2717329458" text:style-name="L4">
        <text:list-item>
          <text:p text:style-name="P11"><text:a xlink:type="simple" xlink:href="https://www.nytimes.com/section/opinion" text:style-name="Internet_20_link" text:visited-style-name="Visited_20_Internet_20_Link"><text:span text:style-name="T7">Today's Opinion</text:span></text:a></text:p>
        </text:list-item>
        <text:list-item>
          <text:p text:style-name="P11"><text:a xlink:type="simple" xlink:href="https://www.nytimes.com/section/opinion/columnists" text:style-name="Internet_20_link" text:visited-style-name="Visited_20_Internet_20_Link"><text:span text:style-name="T7">Op-Ed Columnists</text:span></text:a></text:p>
        </text:list-item>
        <text:list-item>
          <text:p text:style-name="P11"><text:a xlink:type="simple" xlink:href="https://www.nytimes.com/section/opinion/editorials" text:style-name="Internet_20_link" text:visited-style-name="Visited_20_Internet_20_Link"><text:span text:style-name="T7">Editorials</text:span></text:a></text:p>
        </text:list-item>
        <text:list-item>
          <text:p text:style-name="P11"><text:a xlink:type="simple" xlink:href="https://www.nytimes.com/section/opinion/contributors" text:style-name="Internet_20_link" text:visited-style-name="Visited_20_Internet_20_Link"><text:span text:style-name="T7">Op-Ed Contributors</text:span></text:a></text:p>
        </text:list-item>
        <text:list-item>
          <text:p text:style-name="P11"><text:a xlink:type="simple" xlink:href="https://www.nytimes.com/section/opinion/letters" text:style-name="Internet_20_link" text:visited-style-name="Visited_20_Internet_20_Link"><text:span text:style-name="T7">Letters</text:span></text:a></text:p>
        </text:list-item>
        <text:list-item>
          <text:p text:style-name="P11"><text:a xlink:type="simple" xlink:href="https://www.nytimes.com/section/opinion/sunday" text:style-name="Internet_20_link" text:visited-style-name="Visited_20_Internet_20_Link"><text:span text:style-name="T7">Sunday Review</text:span></text:a></text:p>
        </text:list-item>
        <text:list-item>
          <text:p text:style-name="P11"><text:a xlink:type="simple" xlink:href="https://www.nytimes.com/video/opinion" text:style-name="Internet_20_link" text:visited-style-name="Visited_20_Internet_20_Link"><text:span text:style-name="T7">Video: Opinion</text:span></text:a></text:p>
        </text:list-item>
      </text:list>
      <text:h text:style-name="P32" text:outline-level="3"><text:bookmark text:name="site-index-section-label-2"/>ARTS</text:h>
      <text:list xml:id="list1716018115" text:style-name="L5">
        <text:list-item>
          <text:p text:style-name="P12"><text:a xlink:type="simple" xlink:href="https://www.nytimes.com/section/arts" text:style-name="Internet_20_link" text:visited-style-name="Visited_20_Internet_20_Link"><text:span text:style-name="T7">Today's Arts</text:span></text:a></text:p>
        </text:list-item>
        <text:list-item>
          <text:p text:style-name="P12"><text:a xlink:type="simple" xlink:href="https://www.nytimes.com/section/arts/design" text:style-name="Internet_20_link" text:visited-style-name="Visited_20_Internet_20_Link"><text:span text:style-name="T7">Art &amp; Design</text:span></text:a></text:p>
        </text:list-item>
        <text:list-item>
          <text:p text:style-name="P12"><text:a xlink:type="simple" xlink:href="https://www.nytimes.com/section/books" text:style-name="Internet_20_link" text:visited-style-name="Visited_20_Internet_20_Link"><text:span text:style-name="T7">Books</text:span></text:a></text:p>
        </text:list-item>
        <text:list-item>
          <text:p text:style-name="P12"><text:a xlink:type="simple" xlink:href="https://www.nytimes.com/section/arts/dance" text:style-name="Internet_20_link" text:visited-style-name="Visited_20_Internet_20_Link"><text:span text:style-name="T7">Dance</text:span></text:a></text:p>
        </text:list-item>
        <text:list-item>
          <text:p text:style-name="P12"><text:a xlink:type="simple" xlink:href="https://www.nytimes.com/section/movies" text:style-name="Internet_20_link" text:visited-style-name="Visited_20_Internet_20_Link"><text:span text:style-name="T7">Movies</text:span></text:a></text:p>
        </text:list-item>
        <text:list-item>
          <text:p text:style-name="P12"><text:a xlink:type="simple" xlink:href="https://www.nytimes.com/section/arts/music" text:style-name="Internet_20_link" text:visited-style-name="Visited_20_Internet_20_Link"><text:span text:style-name="T7">Music</text:span></text:a></text:p>
        </text:list-item>
        <text:list-item>
          <text:p text:style-name="P12"><text:a xlink:type="simple" xlink:href="https://www.nytimes.com/spotlight/pop-culture" text:style-name="Internet_20_link" text:visited-style-name="Visited_20_Internet_20_Link"><text:span text:style-name="T7">Pop Culture</text:span></text:a></text:p>
        </text:list-item>
        <text:list-item>
          <text:p text:style-name="P12"><text:soft-page-break/><text:a xlink:type="simple" xlink:href="https://www.nytimes.com/section/arts/television" text:style-name="Internet_20_link" text:visited-style-name="Visited_20_Internet_20_Link"><text:span text:style-name="T7">Television</text:span></text:a></text:p>
        </text:list-item>
        <text:list-item>
          <text:p text:style-name="P12"><text:a xlink:type="simple" xlink:href="https://www.nytimes.com/section/theater" text:style-name="Internet_20_link" text:visited-style-name="Visited_20_Internet_20_Link"><text:span text:style-name="T7">Theater</text:span></text:a></text:p>
        </text:list-item>
        <text:list-item>
          <text:p text:style-name="P12"><text:a xlink:type="simple" xlink:href="https://www.nytimes.com/video/arts" text:style-name="Internet_20_link" text:visited-style-name="Visited_20_Internet_20_Link"><text:span text:style-name="T7">Video: Arts</text:span></text:a></text:p>
        </text:list-item>
      </text:list>
      <text:h text:style-name="P32" text:outline-level="3"><text:bookmark text:name="site-index-section-label-3"/>LIVING</text:h>
      <text:list xml:id="list4120297877" text:style-name="L6">
        <text:list-item>
          <text:p text:style-name="P13"><text:a xlink:type="simple" xlink:href="https://www.nytimes.com/section/automobiles" text:style-name="Internet_20_link" text:visited-style-name="Visited_20_Internet_20_Link"><text:span text:style-name="T7">Automobiles</text:span></text:a></text:p>
        </text:list-item>
        <text:list-item>
          <text:p text:style-name="P13"><text:a xlink:type="simple" xlink:href="https://www.nytimes.com/crosswords" text:style-name="Internet_20_link" text:visited-style-name="Visited_20_Internet_20_Link"><text:span text:style-name="T7">Crossword</text:span></text:a></text:p>
        </text:list-item>
        <text:list-item>
          <text:p text:style-name="P13"><text:a xlink:type="simple" xlink:href="https://www.nytimes.com/section/education" text:style-name="Internet_20_link" text:visited-style-name="Visited_20_Internet_20_Link"><text:span text:style-name="T7">Education</text:span></text:a></text:p>
        </text:list-item>
        <text:list-item>
          <text:p text:style-name="P13"><text:a xlink:type="simple" xlink:href="https://www.nytimes.com/section/food" text:style-name="Internet_20_link" text:visited-style-name="Visited_20_Internet_20_Link"><text:span text:style-name="T7">Food</text:span></text:a></text:p>
        </text:list-item>
        <text:list-item>
          <text:p text:style-name="P13"><text:a xlink:type="simple" xlink:href="https://www.nytimes.com/section/health" text:style-name="Internet_20_link" text:visited-style-name="Visited_20_Internet_20_Link"><text:span text:style-name="T7">Health</text:span></text:a></text:p>
        </text:list-item>
        <text:list-item>
          <text:p text:style-name="P13"><text:a xlink:type="simple" xlink:href="https://www.nytimes.com/section/jobs" text:style-name="Internet_20_link" text:visited-style-name="Visited_20_Internet_20_Link"><text:span text:style-name="T7">Jobs</text:span></text:a></text:p>
        </text:list-item>
        <text:list-item>
          <text:p text:style-name="P13"><text:a xlink:type="simple" xlink:href="https://www.nytimes.com/section/magazine" text:style-name="Internet_20_link" text:visited-style-name="Visited_20_Internet_20_Link"><text:span text:style-name="T7">Magazine</text:span></text:a></text:p>
        </text:list-item>
        <text:list-item>
          <text:p text:style-name="P13"><text:a xlink:type="simple" xlink:href="https://parenting.nytimes.com/" text:style-name="Internet_20_link" text:visited-style-name="Visited_20_Internet_20_Link"><text:span text:style-name="T7">Parenting</text:span></text:a></text:p>
        </text:list-item>
        <text:list-item>
          <text:p text:style-name="P13"><text:a xlink:type="simple" xlink:href="https://www.nytimes.com/section/realestate" text:style-name="Internet_20_link" text:visited-style-name="Visited_20_Internet_20_Link"><text:span text:style-name="T7">Real Estate</text:span></text:a></text:p>
        </text:list-item>
        <text:list-item>
          <text:p text:style-name="P13"><text:a xlink:type="simple" xlink:href="https://www.nytimes.com/section/style" text:style-name="Internet_20_link" text:visited-style-name="Visited_20_Internet_20_Link"><text:span text:style-name="T7">Style</text:span></text:a></text:p>
        </text:list-item>
        <text:list-item>
          <text:p text:style-name="P13"><text:a xlink:type="simple" xlink:href="https://www.nytimes.com/section/t-magazine" text:style-name="Internet_20_link" text:visited-style-name="Visited_20_Internet_20_Link"><text:span text:style-name="T7">T Magazine</text:span></text:a></text:p>
        </text:list-item>
        <text:list-item>
          <text:p text:style-name="P13"><text:a xlink:type="simple" xlink:href="https://www.nytimes.com/section/travel" text:style-name="Internet_20_link" text:visited-style-name="Visited_20_Internet_20_Link"><text:span text:style-name="T7">Travel</text:span></text:a></text:p>
        </text:list-item>
        <text:list-item>
          <text:p text:style-name="P13"><text:a xlink:type="simple" xlink:href="https://www.nytimes.com/section/fashion/weddings" text:style-name="Internet_20_link" text:visited-style-name="Visited_20_Internet_20_Link"><text:span text:style-name="T7">Love</text:span></text:a></text:p>
        </text:list-item>
      </text:list>
      <text:h text:style-name="P32" text:outline-level="3"><text:bookmark text:name="site-index-section-label-4"/>MORE</text:h>
      <text:list xml:id="list2276467041" text:style-name="L7">
        <text:list-item>
          <text:p text:style-name="P14"><text:a xlink:type="simple" xlink:href="https://www.nytimes.com/section/reader-center" text:style-name="Internet_20_link" text:visited-style-name="Visited_20_Internet_20_Link"><text:span text:style-name="T7">Reader Center</text:span></text:a></text:p>
        </text:list-item>
        <text:list-item>
          <text:p text:style-name="P14"><text:a xlink:type="simple" xlink:href="https://thewirecutter.com/" text:style-name="Internet_20_link" text:visited-style-name="Visited_20_Internet_20_Link"><text:span text:style-name="T7">Wirecutter</text:span></text:a></text:p>
        </text:list-item>
        <text:list-item>
          <text:p text:style-name="P14"><text:a xlink:type="simple" xlink:href="http://nytconferences.com/" text:style-name="Internet_20_link" text:visited-style-name="Visited_20_Internet_20_Link"><text:span text:style-name="T7">Live Events</text:span></text:a></text:p>
        </text:list-item>
        <text:list-item>
          <text:p text:style-name="P14"><text:a xlink:type="simple" xlink:href="https://www.nytimes.com/section/learning" text:style-name="Internet_20_link" text:visited-style-name="Visited_20_Internet_20_Link"><text:span text:style-name="T7">The Learning Network</text:span></text:a></text:p>
        </text:list-item>
        <text:list-item>
          <text:p text:style-name="P14"><text:a xlink:type="simple" xlink:href="http://www.nytimes.com/marketing/tools-and-services" text:style-name="Internet_20_link" text:visited-style-name="Visited_20_Internet_20_Link"><text:span text:style-name="T7">Tools &amp; Services</text:span></text:a></text:p>
        </text:list-item>
        <text:list-item>
          <text:p text:style-name="P14"><text:a xlink:type="simple" xlink:href="https://www.nytimes.com/spotlight/arts-listings" text:style-name="Internet_20_link" text:visited-style-name="Visited_20_Internet_20_Link"><text:span text:style-name="T7">N.Y.C. Events Guide</text:span></text:a></text:p>
        </text:list-item>
        <text:list-item>
          <text:p text:style-name="P14"><text:a xlink:type="simple" xlink:href="https://www.nytimes.com/section/multimedia" text:style-name="Internet_20_link" text:visited-style-name="Visited_20_Internet_20_Link"><text:span text:style-name="T7">Multimedia</text:span></text:a></text:p>
        </text:list-item>
        <text:list-item>
          <text:p text:style-name="P14"><text:a xlink:type="simple" xlink:href="https://www.nytimes.com/section/lens" text:style-name="Internet_20_link" text:visited-style-name="Visited_20_Internet_20_Link"><text:span text:style-name="T7">Photography</text:span></text:a></text:p>
        </text:list-item>
        <text:list-item>
          <text:p text:style-name="P14"><text:a xlink:type="simple" xlink:href="https://www.nytimes.com/video" text:style-name="Internet_20_link" text:visited-style-name="Visited_20_Internet_20_Link"><text:span text:style-name="T7">Video</text:span></text:a></text:p>
        </text:list-item>
        <text:list-item>
          <text:p text:style-name="P14"><text:a xlink:type="simple" xlink:href="https://www.nytimes.com/newsletters" text:style-name="Internet_20_link" text:visited-style-name="Visited_20_Internet_20_Link"><text:span text:style-name="T7">Newsletters</text:span></text:a></text:p>
        </text:list-item>
        <text:list-item>
          <text:p text:style-name="P14"><text:a xlink:type="simple" xlink:href="https://store.nytimes.com/" text:style-name="Internet_20_link" text:visited-style-name="Visited_20_Internet_20_Link"><text:span text:style-name="T7">NYT Store</text:span></text:a></text:p>
        </text:list-item>
        <text:list-item>
          <text:p text:style-name="P14"><text:a xlink:type="simple" xlink:href="https://www.nytimes.com/times-journeys" text:style-name="Internet_20_link" text:visited-style-name="Visited_20_Internet_20_Link"><text:span text:style-name="T7">Times Journeys</text:span></text:a></text:p>
        </text:list-item>
        <text:list-item>
          <text:p text:style-name="P14"><text:a xlink:type="simple" xlink:href="https://account.nytimes.com/" text:style-name="Internet_20_link" text:visited-style-name="Visited_20_Internet_20_Link"><text:span text:style-name="T7">Manage My Account</text:span></text:a></text:p>
        </text:list-item>
      </text:list>
      <text:h text:style-name="P32" text:outline-level="3"><text:bookmark text:name="site-index-subscribe-label"/>SUBSCRIBE</text:h>
      <text:list xml:id="list736285468" text:style-name="L8">
        <text:list-item>
          <text:p text:style-name="P15"><text:a xlink:type="simple" xlink:href="https://www.nytimes.com/hdleftnav" text:style-name="Internet_20_link" text:visited-style-name="Visited_20_Internet_20_Link"><text:span text:style-name="T8">Home Delivery</text:span></text:a></text:p>
        </text:list-item>
        <text:list-item>
          <text:p text:style-name="P15"><text:a xlink:type="simple" xlink:href="https://www.nytimes.com/digitalleftnav" text:style-name="Internet_20_link" text:visited-style-name="Visited_20_Internet_20_Link"><text:span text:style-name="T8">Digital Subscriptions</text:span></text:a></text:p>
        </text:list-item>
        <text:list-item>
          <text:p text:style-name="P15"><text:a xlink:type="simple" xlink:href="https://www.nytimes.com/subscription/crosswords" text:style-name="Internet_20_link" text:visited-style-name="Visited_20_Internet_20_Link"><text:span text:style-name="T8">Crossword</text:span></text:a></text:p>
        </text:list-item>
        <text:list-item>
          <text:p text:style-name="P15"><text:a xlink:type="simple" xlink:href="https://www.nytimes.com/subscription/cooking.html" text:style-name="Internet_20_link" text:visited-style-name="Visited_20_Internet_20_Link"><text:span text:style-name="T8">Cooking</text:span></text:a></text:p>
        </text:list-item>
      </text:list>
      <text:list xml:id="list3623739899" text:style-name="L9">
        <text:list-item>
          <text:p text:style-name="P16"><text:a xlink:type="simple" xlink:href="https://www.nytimes.com/newsletters" text:style-name="Internet_20_link" text:visited-style-name="Visited_20_Internet_20_Link"><text:span text:style-name="T9">Email Newsletters</text:span></text:a></text:p>
        </text:list-item>
        <text:list-item>
          <text:p text:style-name="P16"><text:a xlink:type="simple" xlink:href="https://www.nytimes.com/corporateleftnav" text:style-name="Internet_20_link" text:visited-style-name="Visited_20_Internet_20_Link"><text:span text:style-name="T9">Corporate Subscriptions</text:span></text:a></text:p>
        </text:list-item>
        <text:list-item>
          <text:p text:style-name="P16"><text:a xlink:type="simple" xlink:href="https://www.nytimes.com/educationleftnav" text:style-name="Internet_20_link" text:visited-style-name="Visited_20_Internet_20_Link"><text:span text:style-name="T9">Education Rate</text:span></text:a></text:p>
        </text:list-item>
      </text:list>
      <text:list xml:id="list2130670606" text:style-name="L10">
        <text:list-item>
          <text:p text:style-name="P17"><text:a xlink:type="simple" xlink:href="http://www.nytimes.com/services/mobile/index.html" text:style-name="Internet_20_link" text:visited-style-name="Visited_20_Internet_20_Link"><text:span text:style-name="T9">Mobile Applications</text:span></text:a></text:p>
        </text:list-item>
        <text:list-item>
          <text:p text:style-name="P17"><text:a xlink:type="simple" xlink:href="http://eedition.nytimes.com/cgi-bin/signup.cgi?cc=37FYY" text:style-name="Internet_20_link" text:visited-style-name="Visited_20_Internet_20_Link"><text:span text:style-name="T9">Replica Edition</text:span></text:a></text:p>
        </text:list-item>
        <text:list-item>
          <text:p text:style-name="P17"><text:a xlink:type="simple" xlink:href="https://www.nytimes.com/es/" text:style-name="Internet_20_link" text:visited-style-name="Visited_20_Internet_20_Link"><text:span text:style-name="T9">Español</text:span></text:a></text:p>
        </text:list-item>
        <text:list-item>
          <text:p text:style-name="P17"><text:a xlink:type="simple" xlink:href="https://cn.nytimes.com/" text:style-name="Internet_20_link" text:visited-style-name="Visited_20_Internet_20_Link"><text:span text:style-name="T10">中文网</text:span></text:a></text:p>
        </text:list-item>
      </text:list>
      <text:list xml:id="list419851133" text:style-name="L11">
        <text:list-item>
          <text:p text:style-name="P24"><draw:frame draw:style-name="fr1" draw:name="Frame10" text:anchor-type="char" svg:width="0.0161in" draw:z-index="11"><draw:text-box fo:min-height="0.0161in"><text:h text:style-name="Heading_20_2" text:outline-level="2">Site Information Navigation</text:h></draw:text-box></draw:frame><text:a xlink:type="simple" xlink:href="https://help.nytimes.com/hc/en-us/articles/115014792127-Copyright-notice" text:style-name="Internet_20_link" text:visited-style-name="Visited_20_Internet_20_Link"><text:span text:style-name="T5">© 2019 The New York Times Company</text:span></text:a></text:p>
        </text:list-item>
      </text:list>
      <text:list xml:id="list217842345" text:style-name="L12">
        <text:list-item>
          <text:p text:style-name="P18"><text:a xlink:type="simple" xlink:href="https://www.nytco.com/" text:style-name="Internet_20_link" text:visited-style-name="Visited_20_Internet_20_Link"><text:span text:style-name="T5">NYTCo</text:span></text:a></text:p>
        </text:list-item>
        <text:list-item>
          <text:p text:style-name="P18"><text:a xlink:type="simple" xlink:href="https://help.nytimes.com/hc/en-us/articles/115015385887-Contact-Us" text:style-name="Internet_20_link" text:visited-style-name="Visited_20_Internet_20_Link"><text:span text:style-name="T5">Contact Us</text:span></text:a></text:p>
        </text:list-item>
        <text:list-item>
          <text:p text:style-name="P18"><text:a xlink:type="simple" xlink:href="https://www.nytco.com/careers/" text:style-name="Internet_20_link" text:visited-style-name="Visited_20_Internet_20_Link"><text:span text:style-name="T5">Work with us</text:span></text:a></text:p>
        </text:list-item>
        <text:list-item>
          <text:p text:style-name="P18"><text:a xlink:type="simple" xlink:href="https://nytmediakit.com/" text:style-name="Internet_20_link" text:visited-style-name="Visited_20_Internet_20_Link"><text:span text:style-name="T5">Advertise</text:span></text:a></text:p>
        </text:list-item>
        <text:list-item>
          <text:p text:style-name="P18"><text:a xlink:type="simple" xlink:href="http://www.tbrandstudio.com/" text:style-name="Internet_20_link" text:visited-style-name="Visited_20_Internet_20_Link"><text:span text:style-name="T5">T Brand Studio</text:span></text:a></text:p>
        </text:list-item>
        <text:list-item>
          <text:p text:style-name="P18"><text:a xlink:type="simple" xlink:href="https://help.nytimes.com/hc/en-us/articles/115014892108-Privacy-policy" text:style-name="Internet_20_link" text:visited-style-name="Visited_20_Internet_20_Link"><text:span text:style-name="T5">Your Ad Choices</text:span></text:a></text:p>
        </text:list-item>
        <text:list-item>
          <text:p text:style-name="P18"><text:a xlink:type="simple" xlink:href="https://help.nytimes.com/hc/en-us/articles/115014892108-Privacy-policy" text:style-name="Internet_20_link" text:visited-style-name="Visited_20_Internet_20_Link"><text:span text:style-name="T5">Privacy</text:span></text:a></text:p>
        </text:list-item>
        <text:list-item>
          <text:p text:style-name="P18"><text:a xlink:type="simple" xlink:href="https://help.nytimes.com/hc/en-us/articles/115014893428-Terms-of-service" text:style-name="Internet_20_link" text:visited-style-name="Visited_20_Internet_20_Link"><text:span text:style-name="T5">Terms of Service</text:span></text:a></text:p>
        </text:list-item>
        <text:list-item>
          <text:p text:style-name="P18"><text:a xlink:type="simple" xlink:href="https://help.nytimes.com/hc/en-us/articles/115014893968-Terms-of-sale" text:style-name="Internet_20_link" text:visited-style-name="Visited_20_Internet_20_Link"><text:span text:style-name="T5">Terms of Sale</text:span></text:a></text:p>
        </text:list-item>
        <text:list-item>
          <text:p text:style-name="P18"><text:soft-page-break/><text:a xlink:type="simple" xlink:href="https://spiderbites.nytimes.com/" text:style-name="Internet_20_link" text:visited-style-name="Visited_20_Internet_20_Link"><text:span text:style-name="T5">Site Map</text:span></text:a></text:p>
        </text:list-item>
        <text:list-item>
          <text:p text:style-name="P18"><text:a xlink:type="simple" xlink:href="https://help.nytimes.com/hc/en-us" text:style-name="Internet_20_link" text:visited-style-name="Visited_20_Internet_20_Link"><text:span text:style-name="T5">Help</text:span></text:a></text:p>
        </text:list-item>
        <text:list-item>
          <text:p text:style-name="P18"><text:a xlink:type="simple" xlink:href="https://www.nytimes.com/subscription?campaignId=37WXW" text:style-name="Internet_20_link" text:visited-style-name="Visited_20_Internet_20_Link"><text:span text:style-name="T5">Subscriptions</text:span></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inherit" svg:font-family="inherit"/>
    <style:font-face style:name="nyt-cheltenham" svg:font-family="nyt-cheltenham, georgia, 'times new roman', times, serif"/>
    <style:font-face style:name="nyt-franklin1" svg:font-family="nyt-franklin"/>
    <style:font-face style:name="nyt-franklin" svg:font-family="nyt-franklin, helvetica, arial, sans-serif"/>
    <style:font-face style:name="nyt-imperial" svg:font-family="nyt-imperial, georg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4T12:31:11.304934256</meta:creation-date>
    <dc:date>2019-12-25T02:32:48.169663899</dc:date>
    <meta:editing-duration>PT13H51M26S</meta:editing-duration>
    <meta:editing-cycles>1</meta:editing-cycles>
    <meta:document-statistic meta:table-count="0" meta:image-count="0" meta:object-count="1" meta:page-count="6" meta:paragraph-count="121" meta:word-count="1105" meta:character-count="6139" meta:non-whitespace-character-count="5236"/>
    <meta:generator>LibreOffice/6.0.7.3$Linux_X86_64 LibreOffice_project/00m0$Build-3</meta:generator>
  </office:meta>
</office:document-meta>
</file>